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695628" calcext:value-type="float">
            <text:p>0,0695628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81.078978712" calcext:value-type="float">
            <text:p>281,078978712</text:p>
          </table:table-cell>
          <table:table-cell table:formula="of:=([.D2]-[.E2])^2" office:value-type="float" office:value="59058.2655014588" calcext:value-type="float">
            <text:p>59058,265501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885971" calcext:value-type="float">
            <text:p>0,0885971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58.958578534" calcext:value-type="float">
            <text:p>358,958578534</text:p>
          </table:table-cell>
          <table:table-cell table:formula="of:=([.D3]-[.E3])^2" office:value-type="float" office:value="10932.477076586" calcext:value-type="float">
            <text:p>10932,477076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91013" calcext:value-type="float">
            <text:p>0,191013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777.99733002" calcext:value-type="float">
            <text:p>777,99733002</text:p>
          </table:table-cell>
          <table:table-cell table:formula="of:=([.D4]-[.E4])^2" office:value-type="float" office:value="452930.411201339" calcext:value-type="float">
            <text:p>452930,411201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34535" calcext:value-type="float">
            <text:p>0,434535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774.3773339" calcext:value-type="float">
            <text:p>1774,3773339</text:p>
          </table:table-cell>
          <table:table-cell table:formula="of:=([.D5]-[.E5])^2" office:value-type="float" office:value="205771.881651386" calcext:value-type="float">
            <text:p>205771,881651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71785" calcext:value-type="float">
            <text:p>0,571785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335.9411989" calcext:value-type="float">
            <text:p>2335,9411989</text:p>
          </table:table-cell>
          <table:table-cell table:formula="of:=([.D6]-[.E6])^2" office:value-type="float" office:value="299273.938658899" calcext:value-type="float">
            <text:p>299273,9386588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76591" calcext:value-type="float">
            <text:p>0,676591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764.75914014" calcext:value-type="float">
            <text:p>2764,75914014</text:p>
          </table:table-cell>
          <table:table-cell table:formula="of:=([.D7]-[.E7])^2" office:value-type="float" office:value="26322.4132253471" calcext:value-type="float">
            <text:p>26322,4132253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06465" calcext:value-type="float">
            <text:p>0,606465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477.8358061" calcext:value-type="float">
            <text:p>2477,8358061</text:p>
          </table:table-cell>
          <table:table-cell table:formula="of:=([.D8]-[.E8])^2" office:value-type="float" office:value="671028.236598685" calcext:value-type="float">
            <text:p>671028,236598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56556" calcext:value-type="float">
            <text:p>0,656556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682.78513624" calcext:value-type="float">
            <text:p>2682,78513624</text:p>
          </table:table-cell>
          <table:table-cell table:formula="of:=([.D9]-[.E9])^2" office:value-type="float" office:value="773018.426166342" calcext:value-type="float">
            <text:p>773018,426166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72131" calcext:value-type="float">
            <text:p>0,672131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746.51087174" calcext:value-type="float">
            <text:p>2746,51087174</text:p>
          </table:table-cell>
          <table:table-cell table:formula="of:=([.D10]-[.E10])^2" office:value-type="float" office:value="386248.030011997" calcext:value-type="float">
            <text:p>386248,030011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86631" calcext:value-type="float">
            <text:p>0,586631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396.68420174" calcext:value-type="float">
            <text:p>2396,68420174</text:p>
          </table:table-cell>
          <table:table-cell table:formula="of:=([.D11]-[.E11])^2" office:value-type="float" office:value="14085.7258840359" calcext:value-type="float">
            <text:p>14085,7258840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5337" calcext:value-type="float">
            <text:p>0,325337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27.58934898" calcext:value-type="float">
            <text:p>1327,58934898</text:p>
          </table:table-cell>
          <table:table-cell table:formula="of:=([.D12]-[.E12])^2" office:value-type="float" office:value="491974.039107991" calcext:value-type="float">
            <text:p>491974,0391079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49769" calcext:value-type="float">
            <text:p>0,249769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018.39985426" calcext:value-type="float">
            <text:p>1018,39985426</text:p>
          </table:table-cell>
          <table:table-cell table:formula="of:=([.D13]-[.E13])^2" office:value-type="float" office:value="54.7836212747681" calcext:value-type="float">
            <text:p>54,7836212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793135" calcext:value-type="float">
            <text:p>0,0793135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320.97435779" calcext:value-type="float">
            <text:p>320,97435779</text:p>
          </table:table-cell>
          <table:table-cell table:formula="of:=([.D14]-[.E14])^2" office:value-type="float" office:value="22044.5918291642" calcext:value-type="float">
            <text:p>22044,59182916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41677" calcext:value-type="float">
            <text:p>0,041677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166.98311258" calcext:value-type="float">
            <text:p>166,98311258</text:p>
          </table:table-cell>
          <table:table-cell table:formula="of:=([.D15]-[.E15])^2" office:value-type="float" office:value="28127.6880924227" calcext:value-type="float">
            <text:p>28127,68809242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613611" calcext:value-type="float">
            <text:p>0,0613611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247.521395094" calcext:value-type="float">
            <text:p>247,521395094</text:p>
          </table:table-cell>
          <table:table-cell table:formula="of:=([.D16]-[.E16])^2" office:value-type="float" office:value="62941.4744356579" calcext:value-type="float">
            <text:p>62941,4744356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82115" calcext:value-type="float">
            <text:p>0,0282115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111.88848071" calcext:value-type="float">
            <text:p>111,88848071</text:p>
          </table:table-cell>
          <table:table-cell table:formula="of:=([.D17]-[.E17])^2" office:value-type="float" office:value="13314.5014806184" calcext:value-type="float">
            <text:p>13314,5014806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83841" calcext:value-type="float">
            <text:p>0,0283841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112.594680514" calcext:value-type="float">
            <text:p>112,594680514</text:p>
          </table:table-cell>
          <table:table-cell table:formula="of:=([.D18]-[.E18])^2" office:value-type="float" office:value="13380.6318120561" calcext:value-type="float">
            <text:p>13380,63181205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46135" calcext:value-type="float">
            <text:p>0,0546135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219.91331979" calcext:value-type="float">
            <text:p>219,91331979</text:p>
          </table:table-cell>
          <table:table-cell table:formula="of:=([.D19]-[.E19])^2" office:value-type="float" office:value="49868.8388782451" calcext:value-type="float">
            <text:p>49868,83887824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693006" calcext:value-type="float">
            <text:p>0,0693006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80.006176924" calcext:value-type="float">
            <text:p>280,006176924</text:p>
          </table:table-cell>
          <table:table-cell table:formula="of:=([.D20]-[.E20])^2" office:value-type="float" office:value="80205.7386374962" calcext:value-type="float">
            <text:p>80205,73863749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696175" calcext:value-type="float">
            <text:p>0,0696175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81.30278595" calcext:value-type="float">
            <text:p>281,30278595</text:p>
          </table:table-cell>
          <table:table-cell table:formula="of:=([.D21]-[.E21])^2" office:value-type="float" office:value="80589.4349540826" calcext:value-type="float">
            <text:p>80589,4349540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99692" calcext:value-type="float">
            <text:p>0,0699692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82.741780568" calcext:value-type="float">
            <text:p>282,741780568</text:p>
          </table:table-cell>
          <table:table-cell table:formula="of:=([.D22]-[.E22])^2" office:value-type="float" office:value="81722.6743826598" calcext:value-type="float">
            <text:p>81722,67438265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97174" calcext:value-type="float">
            <text:p>0,0697174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81.711530796" calcext:value-type="float">
            <text:p>281,711530796</text:p>
          </table:table-cell>
          <table:table-cell table:formula="of:=([.D23]-[.E23])^2" office:value-type="float" office:value="81134.6971257047" calcext:value-type="float">
            <text:p>81134,69712570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696824" calcext:value-type="float">
            <text:p>0,0696824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81.568326896" calcext:value-type="float">
            <text:p>281,568326896</text:p>
          </table:table-cell>
          <table:table-cell table:formula="of:=([.D24]-[.E24])^2" office:value-type="float" office:value="80899.4721889445" calcext:value-type="float">
            <text:p>80899,47218894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698362" calcext:value-type="float">
            <text:p>0,0698362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82.197605748" calcext:value-type="float">
            <text:p>282,197605748</text:p>
          </table:table-cell>
          <table:table-cell table:formula="of:=([.D25]-[.E25])^2" office:value-type="float" office:value="81588.8417593638" calcext:value-type="float">
            <text:p>81588,84175936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695055" calcext:value-type="float">
            <text:p>0,0695055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80.84453347" calcext:value-type="float">
            <text:p>280,84453347</text:p>
          </table:table-cell>
          <table:table-cell table:formula="of:=([.D26]-[.E26])^2" office:value-type="float" office:value="69003.1566167227" calcext:value-type="float">
            <text:p>69003,15661672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793431" calcext:value-type="float">
            <text:p>0,0793431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321.095467374" calcext:value-type="float">
            <text:p>321,095467374</text:p>
          </table:table-cell>
          <table:table-cell table:formula="of:=([.D27]-[.E27])^2" office:value-type="float" office:value="1481.91608859545" calcext:value-type="float">
            <text:p>1481,91608859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201225" calcext:value-type="float">
            <text:p>0,201225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819.7801365" calcext:value-type="float">
            <text:p>819,7801365</text:p>
          </table:table-cell>
          <table:table-cell table:formula="of:=([.D28]-[.E28])^2" office:value-type="float" office:value="41297.8029300925" calcext:value-type="float">
            <text:p>41297,80293009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410113" calcext:value-type="float">
            <text:p>0,410113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674.45374402" calcext:value-type="float">
            <text:p>1674,45374402</text:p>
          </table:table-cell>
          <table:table-cell table:formula="of:=([.D29]-[.E29])^2" office:value-type="float" office:value="29054.414889408" calcext:value-type="float">
            <text:p>29054,414889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87003" calcext:value-type="float">
            <text:p>0,487003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989.05225462" calcext:value-type="float">
            <text:p>1989,05225462</text:p>
          </table:table-cell>
          <table:table-cell table:formula="of:=([.D30]-[.E30])^2" office:value-type="float" office:value="74557.9481486647" calcext:value-type="float">
            <text:p>74557,94814866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97293" calcext:value-type="float">
            <text:p>0,497293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2031.15420122" calcext:value-type="float">
            <text:p>2031,15420122</text:p>
          </table:table-cell>
          <table:table-cell table:formula="of:=([.D31]-[.E31])^2" office:value-type="float" office:value="738145.32735068" calcext:value-type="float">
            <text:p>738145,327350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89066" calcext:value-type="float">
            <text:p>0,389066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588.33910164" calcext:value-type="float">
            <text:p>1588,33910164</text:p>
          </table:table-cell>
          <table:table-cell table:formula="of:=([.D32]-[.E32])^2" office:value-type="float" office:value="568005.909812542" calcext:value-type="float">
            <text:p>568005,9098125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77809" calcext:value-type="float">
            <text:p>0,577809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360.58863586" calcext:value-type="float">
            <text:p>2360,58863586</text:p>
          </table:table-cell>
          <table:table-cell table:formula="of:=([.D33]-[.E33])^2" office:value-type="float" office:value="841647.129769832" calcext:value-type="float">
            <text:p>841647,1297698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94401" calcext:value-type="float">
            <text:p>0,694401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837.62946754" calcext:value-type="float">
            <text:p>2837,62946754</text:p>
          </table:table-cell>
          <table:table-cell table:formula="of:=([.D34]-[.E34])^2" office:value-type="float" office:value="1817.29603352745" calcext:value-type="float">
            <text:p>1817,29603352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15572" calcext:value-type="float">
            <text:p>0,515572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105.94346088" calcext:value-type="float">
            <text:p>2105,94346088</text:p>
          </table:table-cell>
          <table:table-cell table:formula="of:=([.D35]-[.E35])^2" office:value-type="float" office:value="23121.633101377" calcext:value-type="float">
            <text:p>23121,6331013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399577" calcext:value-type="float">
            <text:p>0,399577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631.34527858" calcext:value-type="float">
            <text:p>1631,34527858</text:p>
          </table:table-cell>
          <table:table-cell table:formula="of:=([.D36]-[.E36])^2" office:value-type="float" office:value="25073.6740882771" calcext:value-type="float">
            <text:p>25073,67408827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04899" calcext:value-type="float">
            <text:p>0,204899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834.81245446" calcext:value-type="float">
            <text:p>834,81245446</text:p>
          </table:table-cell>
          <table:table-cell table:formula="of:=([.D37]-[.E37])^2" office:value-type="float" office:value="7954.39034236732" calcext:value-type="float">
            <text:p>7954,39034236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809269" calcext:value-type="float">
            <text:p>0,0809269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327.575648426" calcext:value-type="float">
            <text:p>327,575648426</text:p>
          </table:table-cell>
          <table:table-cell table:formula="of:=([.D38]-[.E38])^2" office:value-type="float" office:value="20556.6041625445" calcext:value-type="float">
            <text:p>20556,60416254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681849" calcext:value-type="float">
            <text:p>0,0681849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75.441245746" calcext:value-type="float">
            <text:p>275,441245746</text:p>
          </table:table-cell>
          <table:table-cell table:formula="of:=([.D39]-[.E39])^2" office:value-type="float" office:value="76292.6516021708" calcext:value-type="float">
            <text:p>76292,65160217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436507" calcext:value-type="float">
            <text:p>0,0436507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75.058585078" calcext:value-type="float">
            <text:p>175,058585078</text:p>
          </table:table-cell>
          <table:table-cell table:formula="of:=([.D40]-[.E40])^2" office:value-type="float" office:value="31897.4545918636" calcext:value-type="float">
            <text:p>31897,4545918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403266" calcext:value-type="float">
            <text:p>0,0403266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61.457896964" calcext:value-type="float">
            <text:p>161,457896964</text:p>
          </table:table-cell>
          <table:table-cell table:formula="of:=([.D41]-[.E41])^2" office:value-type="float" office:value="6497.62365891792" calcext:value-type="float">
            <text:p>6497,62365891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566051" calcext:value-type="float">
            <text:p>0,0566051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228.062030854" calcext:value-type="float">
            <text:p>228,062030854</text:p>
          </table:table-cell>
          <table:table-cell table:formula="of:=([.D42]-[.E42])^2" office:value-type="float" office:value="52414.4534146843" calcext:value-type="float">
            <text:p>52414,45341468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617913" calcext:value-type="float">
            <text:p>0,0617913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49.281575602" calcext:value-type="float">
            <text:p>249,281575602</text:p>
          </table:table-cell>
          <table:table-cell table:formula="of:=([.D43]-[.E43])^2" office:value-type="float" office:value="63918.7490898778" calcext:value-type="float">
            <text:p>63918,74908987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667072" calcext:value-type="float">
            <text:p>0,0667072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69.395177088" calcext:value-type="float">
            <text:p>269,395177088</text:p>
          </table:table-cell>
          <table:table-cell table:formula="of:=([.D44]-[.E44])^2" office:value-type="float" office:value="74493.6108920579" calcext:value-type="float">
            <text:p>74493,6108920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738658" calcext:value-type="float">
            <text:p>0,0738658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98.684875332" calcext:value-type="float">
            <text:p>298,684875332</text:p>
          </table:table-cell>
          <table:table-cell table:formula="of:=([.D45]-[.E45])^2" office:value-type="float" office:value="91339.8752694429" calcext:value-type="float">
            <text:p>91339,8752694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13738" calcext:value-type="float">
            <text:p>0,0613738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47.573357652" calcext:value-type="float">
            <text:p>247,573357652</text:p>
          </table:table-cell>
          <table:table-cell table:formula="of:=([.D46]-[.E46])^2" office:value-type="float" office:value="63032.809632692" calcext:value-type="float">
            <text:p>63032,8096326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692176" calcext:value-type="float">
            <text:p>0,0692176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79.666579104" calcext:value-type="float">
            <text:p>279,666579104</text:p>
          </table:table-cell>
          <table:table-cell table:formula="of:=([.D47]-[.E47])^2" office:value-type="float" office:value="79985.2174926509" calcext:value-type="float">
            <text:p>79985,21749265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96633" calcext:value-type="float">
            <text:p>0,0696633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81.490178482" calcext:value-type="float">
            <text:p>281,490178482</text:p>
          </table:table-cell>
          <table:table-cell table:formula="of:=([.D48]-[.E48])^2" office:value-type="float" office:value="81008.6454590417" calcext:value-type="float">
            <text:p>81008,64545904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697074" calcext:value-type="float">
            <text:p>0,0697074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81.670615396" calcext:value-type="float">
            <text:p>281,670615396</text:p>
          </table:table-cell>
          <table:table-cell table:formula="of:=([.D49]-[.E49])^2" office:value-type="float" office:value="81345.0951345651" calcext:value-type="float">
            <text:p>81345,0951345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695152" calcext:value-type="float">
            <text:p>0,0695152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80.884221408" calcext:value-type="float">
            <text:p>280,884221408</text:p>
          </table:table-cell>
          <table:table-cell table:formula="of:=([.D50]-[.E50])^2" office:value-type="float" office:value="80897.137723547" calcext:value-type="float">
            <text:p>80897,1377235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694837" calcext:value-type="float">
            <text:p>0,0694837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80.755337898" calcext:value-type="float">
            <text:p>280,755337898</text:p>
          </table:table-cell>
          <table:table-cell table:formula="of:=([.D51]-[.E51])^2" office:value-type="float" office:value="80823.839150538" calcext:value-type="float">
            <text:p>80823,8391505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94621" calcext:value-type="float">
            <text:p>0,0694621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80.666960634" calcext:value-type="float">
            <text:p>280,666960634</text:p>
          </table:table-cell>
          <table:table-cell table:formula="of:=([.D52]-[.E52])^2" office:value-type="float" office:value="80762.2285828324" calcext:value-type="float">
            <text:p>80762,22858283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694462" calcext:value-type="float">
            <text:p>0,0694462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80.601905148" calcext:value-type="float">
            <text:p>280,601905148</text:p>
          </table:table-cell>
          <table:table-cell table:formula="of:=([.D53]-[.E53])^2" office:value-type="float" office:value="60349.7752542385" calcext:value-type="float">
            <text:p>60349,77525423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871326" calcext:value-type="float">
            <text:p>0,0871326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52.966518204" calcext:value-type="float">
            <text:p>352,966518204</text:p>
          </table:table-cell>
          <table:table-cell table:formula="of:=([.D54]-[.E54])^2" office:value-type="float" office:value="14632.8651144977" calcext:value-type="float">
            <text:p>14632,86511449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81091" calcext:value-type="float">
            <text:p>0,181091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737.40107014" calcext:value-type="float">
            <text:p>737,40107014</text:p>
          </table:table-cell>
          <table:table-cell table:formula="of:=([.D55]-[.E55])^2" office:value-type="float" office:value="375275.872723737" calcext:value-type="float">
            <text:p>375275,8727237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29523" calcext:value-type="float">
            <text:p>0,429523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753.87053542" calcext:value-type="float">
            <text:p>1753,87053542</text:p>
          </table:table-cell>
          <table:table-cell table:formula="of:=([.D56]-[.E56])^2" office:value-type="float" office:value="317116.438488629" calcext:value-type="float">
            <text:p>317116,4384886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80159" calcext:value-type="float">
            <text:p>0,580159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70.20375486" calcext:value-type="float">
            <text:p>2370,20375486</text:p>
          </table:table-cell>
          <table:table-cell table:formula="of:=([.D57]-[.E57])^2" office:value-type="float" office:value="396640.968687501" calcext:value-type="float">
            <text:p>396640,9686875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90745" calcext:value-type="float">
            <text:p>0,690745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822.6707973" calcext:value-type="float">
            <text:p>2822,6707973</text:p>
          </table:table-cell>
          <table:table-cell table:formula="of:=([.D58]-[.E58])^2" office:value-type="float" office:value="548084.569078112" calcext:value-type="float">
            <text:p>548084,5690781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53541" calcext:value-type="float">
            <text:p>0,753541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079.60314314" calcext:value-type="float">
            <text:p>3079,60314314</text:p>
          </table:table-cell>
          <table:table-cell table:formula="of:=([.D59]-[.E59])^2" office:value-type="float" office:value="181813.335242834" calcext:value-type="float">
            <text:p>181813,3352428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74292" calcext:value-type="float">
            <text:p>0,674292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755.35268968" calcext:value-type="float">
            <text:p>2755,35268968</text:p>
          </table:table-cell>
          <table:table-cell table:formula="of:=([.D60]-[.E60])^2" office:value-type="float" office:value="1114388.39451113" calcext:value-type="float">
            <text:p>1114388,39451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32474" calcext:value-type="float">
            <text:p>0,732474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2993.40666996" calcext:value-type="float">
            <text:p>2993,40666996</text:p>
          </table:table-cell>
          <table:table-cell table:formula="of:=([.D61]-[.E61])^2" office:value-type="float" office:value="154128.043535186" calcext:value-type="float">
            <text:p>154128,0435351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93697" calcext:value-type="float">
            <text:p>0,593697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425.59502338" calcext:value-type="float">
            <text:p>2425,59502338</text:p>
          </table:table-cell>
          <table:table-cell table:formula="of:=([.D62]-[.E62])^2" office:value-type="float" office:value="139432.201415563" calcext:value-type="float">
            <text:p>139432,2014155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24034" calcext:value-type="float">
            <text:p>0,424034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731.41207236" calcext:value-type="float">
            <text:p>1731,41207236</text:p>
          </table:table-cell>
          <table:table-cell table:formula="of:=([.D63]-[.E63])^2" office:value-type="float" office:value="105356.045260337" calcext:value-type="float">
            <text:p>105356,0452603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57527" calcext:value-type="float">
            <text:p>0,257527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50.14202158" calcext:value-type="float">
            <text:p>1050,14202158</text:p>
          </table:table-cell>
          <table:table-cell table:formula="of:=([.D64]-[.E64])^2" office:value-type="float" office:value="2554.57398691391" calcext:value-type="float">
            <text:p>2554,57398691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682988" calcext:value-type="float">
            <text:p>0,0682988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275.907272152" calcext:value-type="float">
            <text:p>275,907272152</text:p>
          </table:table-cell>
          <table:table-cell table:formula="of:=([.D65]-[.E65])^2" office:value-type="float" office:value="76500.5198164605" calcext:value-type="float">
            <text:p>76500,51981646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426878" calcext:value-type="float">
            <text:p>0,0426878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71.118841212" calcext:value-type="float">
            <text:p>171,118841212</text:p>
          </table:table-cell>
          <table:table-cell table:formula="of:=([.D66]-[.E66])^2" office:value-type="float" office:value="30505.7108135186" calcext:value-type="float">
            <text:p>30505,71081351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441387" calcext:value-type="float">
            <text:p>0,0441387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177.055256598" calcext:value-type="float">
            <text:p>177,055256598</text:p>
          </table:table-cell>
          <table:table-cell table:formula="of:=([.D67]-[.E67])^2" office:value-type="float" office:value="32614.6467056975" calcext:value-type="float">
            <text:p>32614,64670569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284302" calcext:value-type="float">
            <text:p>0,0284302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112.783300508" calcext:value-type="float">
            <text:p>112,783300508</text:p>
          </table:table-cell>
          <table:table-cell table:formula="of:=([.D68]-[.E68])^2" office:value-type="float" office:value="13531.1102410745" calcext:value-type="float">
            <text:p>13531,11024107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243483" calcext:value-type="float">
            <text:p>0,0243483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96.082043382" calcext:value-type="float">
            <text:p>96,082043382</text:p>
          </table:table-cell>
          <table:table-cell table:formula="of:=([.D69]-[.E69])^2" office:value-type="float" office:value="9924.55152760509" calcext:value-type="float">
            <text:p>9924,5515276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691736" calcext:value-type="float">
            <text:p>0,0691736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79.486551344" calcext:value-type="float">
            <text:p>279,486551344</text:p>
          </table:table-cell>
          <table:table-cell table:formula="of:=([.D70]-[.E70])^2" office:value-type="float" office:value="80104.0287656779" calcext:value-type="float">
            <text:p>80104,02876567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80.745518202" calcext:value-type="float">
            <text:p>280,745518202</text:p>
          </table:table-cell>
          <table:table-cell table:formula="of:=([.D71]-[.E71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80.745518202" calcext:value-type="float">
            <text:p>280,745518202</text:p>
          </table:table-cell>
          <table:table-cell table:formula="of:=([.D72]-[.E72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80.745518202" calcext:value-type="float">
            <text:p>280,745518202</text:p>
          </table:table-cell>
          <table:table-cell table:formula="of:=([.D73]-[.E73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80.745518202" calcext:value-type="float">
            <text:p>280,745518202</text:p>
          </table:table-cell>
          <table:table-cell table:formula="of:=([.D74]-[.E74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94813" calcext:value-type="float">
            <text:p>0,0694813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80.745518202" calcext:value-type="float">
            <text:p>280,745518202</text:p>
          </table:table-cell>
          <table:table-cell table:formula="of:=([.D75]-[.E75])^2" office:value-type="float" office:value="80801.1996342069" calcext:value-type="float">
            <text:p>80801,19963420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694949" calcext:value-type="float">
            <text:p>0,0694949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80.801163146" calcext:value-type="float">
            <text:p>280,801163146</text:p>
          </table:table-cell>
          <table:table-cell table:formula="of:=([.D76]-[.E76])^2" office:value-type="float" office:value="63353.4680496991" calcext:value-type="float">
            <text:p>63353,46804969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84429" calcext:value-type="float">
            <text:p>0,084429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341.90463066" calcext:value-type="float">
            <text:p>341,90463066</text:p>
          </table:table-cell>
          <table:table-cell table:formula="of:=([.D77]-[.E77])^2" office:value-type="float" office:value="702.493130238256" calcext:value-type="float">
            <text:p>702,49313023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215706" calcext:value-type="float">
            <text:p>0,215706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879.02972724" calcext:value-type="float">
            <text:p>879,02972724</text:p>
          </table:table-cell>
          <table:table-cell table:formula="of:=([.D78]-[.E78])^2" office:value-type="float" office:value="121125.217751511" calcext:value-type="float">
            <text:p>121125,2177515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305654" calcext:value-type="float">
            <text:p>0,305654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247.05556716" calcext:value-type="float">
            <text:p>1247,05556716</text:p>
          </table:table-cell>
          <table:table-cell table:formula="of:=([.D79]-[.E79])^2" office:value-type="float" office:value="86644.0245720657" calcext:value-type="float">
            <text:p>86644,02457206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92099" calcext:value-type="float">
            <text:p>0,392099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600.74874246" calcext:value-type="float">
            <text:p>1600,74874246</text:p>
          </table:table-cell>
          <table:table-cell table:formula="of:=([.D80]-[.E80])^2" office:value-type="float" office:value="233046.143197851" calcext:value-type="float">
            <text:p>233046,1431978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414317" calcext:value-type="float">
            <text:p>0,414317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691.65457818" calcext:value-type="float">
            <text:p>1691,65457818</text:p>
          </table:table-cell>
          <table:table-cell table:formula="of:=([.D81]-[.E81])^2" office:value-type="float" office:value="28004.0096503682" calcext:value-type="float">
            <text:p>28004,00965036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33995" calcext:value-type="float">
            <text:p>0,533995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181.3219023" calcext:value-type="float">
            <text:p>2181,3219023</text:p>
          </table:table-cell>
          <table:table-cell table:formula="of:=([.D82]-[.E82])^2" office:value-type="float" office:value="11811.2305641974" calcext:value-type="float">
            <text:p>11811,23056419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87583" calcext:value-type="float">
            <text:p>0,587583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400.57934782" calcext:value-type="float">
            <text:p>2400,57934782</text:p>
          </table:table-cell>
          <table:table-cell table:formula="of:=([.D83]-[.E83])^2" office:value-type="float" office:value="364308.682719114" calcext:value-type="float">
            <text:p>364308,6827191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436064" calcext:value-type="float">
            <text:p>0,436064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780.63329856" calcext:value-type="float">
            <text:p>1780,63329856</text:p>
          </table:table-cell>
          <table:table-cell table:formula="of:=([.D84]-[.E84])^2" office:value-type="float" office:value="57775.6699191679" calcext:value-type="float">
            <text:p>57775,66991916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58287" calcext:value-type="float">
            <text:p>0,458287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871.55959198" calcext:value-type="float">
            <text:p>1871,55959198</text:p>
          </table:table-cell>
          <table:table-cell table:formula="of:=([.D85]-[.E85])^2" office:value-type="float" office:value="233828.972728697" calcext:value-type="float">
            <text:p>233828,9727286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46721" calcext:value-type="float">
            <text:p>0,246721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1005.92884034" calcext:value-type="float">
            <text:p>1005,92884034</text:p>
          </table:table-cell>
          <table:table-cell table:formula="of:=([.D86]-[.E86])^2" office:value-type="float" office:value="305886.234599704" calcext:value-type="float">
            <text:p>305886,2345997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49329" calcext:value-type="float">
            <text:p>0,249329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016.59957666" calcext:value-type="float">
            <text:p>1016,59957666</text:p>
          </table:table-cell>
          <table:table-cell table:formula="of:=([.D87]-[.E87])^2" office:value-type="float" office:value="27854.9451210995" calcext:value-type="float">
            <text:p>27854,9451210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78777" calcext:value-type="float">
            <text:p>0,178777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727.93324658" calcext:value-type="float">
            <text:p>727,93324658</text:p>
          </table:table-cell>
          <table:table-cell table:formula="of:=([.D88]-[.E88])^2" office:value-type="float" office:value="266599.888497827" calcext:value-type="float">
            <text:p>266599,8884978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950204" calcext:value-type="float">
            <text:p>0,0950204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385.239767416" calcext:value-type="float">
            <text:p>385,239767416</text:p>
          </table:table-cell>
          <table:table-cell table:formula="of:=([.D89]-[.E89])^2" office:value-type="float" office:value="148563.816040395" calcext:value-type="float">
            <text:p>148563,8160403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720795" calcext:value-type="float">
            <text:p>0,0720795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91.37615743" calcext:value-type="float">
            <text:p>291,37615743</text:p>
          </table:table-cell>
          <table:table-cell table:formula="of:=([.D90]-[.E90])^2" office:value-type="float" office:value="86975.5399132765" calcext:value-type="float">
            <text:p>86975,53991327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347806" calcext:value-type="float">
            <text:p>0,0347806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38.766216124" calcext:value-type="float">
            <text:p>138,766216124</text:p>
          </table:table-cell>
          <table:table-cell table:formula="of:=([.D91]-[.E91])^2" office:value-type="float" office:value="20251.0591475306" calcext:value-type="float">
            <text:p>20251,05914753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342484" calcext:value-type="float">
            <text:p>0,0342484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36.588698536" calcext:value-type="float">
            <text:p>136,588698536</text:p>
          </table:table-cell>
          <table:table-cell table:formula="of:=([.D92]-[.E92])^2" office:value-type="float" office:value="19636.0521533932" calcext:value-type="float">
            <text:p>19636,05215339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520148" calcext:value-type="float">
            <text:p>0,0520148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209.280634792" calcext:value-type="float">
            <text:p>209,280634792</text:p>
          </table:table-cell>
          <table:table-cell table:formula="of:=([.D93]-[.E93])^2" office:value-type="float" office:value="45292.6225932699" calcext:value-type="float">
            <text:p>45292,62259326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691221" calcext:value-type="float">
            <text:p>0,0691221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79.275837034" calcext:value-type="float">
            <text:p>279,275837034</text:p>
          </table:table-cell>
          <table:table-cell table:formula="of:=([.D94]-[.E94])^2" office:value-type="float" office:value="79894.3221636834" calcext:value-type="float">
            <text:p>79894,32216368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695537" calcext:value-type="float">
            <text:p>0,0695537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81.041745698" calcext:value-type="float">
            <text:p>281,041745698</text:p>
          </table:table-cell>
          <table:table-cell table:formula="of:=([.D95]-[.E95])^2" office:value-type="float" office:value="80759.2645893507" calcext:value-type="float">
            <text:p>80759,26458935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96797" calcext:value-type="float">
            <text:p>0,0696797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81.557279738" calcext:value-type="float">
            <text:p>281,557279738</text:p>
          </table:table-cell>
          <table:table-cell table:formula="of:=([.D96]-[.E96])^2" office:value-type="float" office:value="81274.7570626152" calcext:value-type="float">
            <text:p>81274,75706261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695237" calcext:value-type="float">
            <text:p>0,0695237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80.918999498" calcext:value-type="float">
            <text:p>280,918999498</text:p>
          </table:table-cell>
          <table:table-cell table:formula="of:=([.D97]-[.E97])^2" office:value-type="float" office:value="79596.7717366524" calcext:value-type="float">
            <text:p>79596,77173665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705331" calcext:value-type="float">
            <text:p>0,0705331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85.048999974" calcext:value-type="float">
            <text:p>285,048999974</text:p>
          </table:table-cell>
          <table:table-cell table:formula="of:=([.D98]-[.E98])^2" office:value-type="float" office:value="83254.7545947148" calcext:value-type="float">
            <text:p>83254,75459471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697605" calcext:value-type="float">
            <text:p>0,0697605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81.88787617" calcext:value-type="float">
            <text:p>281,88787617</text:p>
          </table:table-cell>
          <table:table-cell table:formula="of:=([.D99]-[.E99])^2" office:value-type="float" office:value="81469.0724949169" calcext:value-type="float">
            <text:p>81469,07249491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693651" calcext:value-type="float">
            <text:p>0,0693651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80.270081254" calcext:value-type="float">
            <text:p>280,270081254</text:p>
          </table:table-cell>
          <table:table-cell table:formula="of:=([.D100]-[.E100])^2" office:value-type="float" office:value="69053.3796705949" calcext:value-type="float">
            <text:p>69053,37967059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791958" calcext:value-type="float">
            <text:p>0,0791958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320.492783532" calcext:value-type="float">
            <text:p>320,492783532</text:p>
          </table:table-cell>
          <table:table-cell table:formula="of:=([.D101]-[.E101])^2" office:value-type="float" office:value="92.018272706397" calcext:value-type="float">
            <text:p>92,01827270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212565" calcext:value-type="float">
            <text:p>0,212565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866.1782001" calcext:value-type="float">
            <text:p>866,1782001</text:p>
          </table:table-cell>
          <table:table-cell table:formula="of:=([.D102]-[.E102])^2" office:value-type="float" office:value="232206.656903576" calcext:value-type="float">
            <text:p>232206,6569035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58665" calcext:value-type="float">
            <text:p>0,258665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1054.7981941" calcext:value-type="float">
            <text:p>1054,7981941</text:p>
          </table:table-cell>
          <table:table-cell table:formula="of:=([.D103]-[.E103])^2" office:value-type="float" office:value="402205.686508387" calcext:value-type="float">
            <text:p>402205,6865083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53156" calcext:value-type="float">
            <text:p>0,253156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1032.25790024" calcext:value-type="float">
            <text:p>1032,25790024</text:p>
          </table:table-cell>
          <table:table-cell table:formula="of:=([.D104]-[.E104])^2" office:value-type="float" office:value="519467.78679469" calcext:value-type="float">
            <text:p>519467,786794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87322" calcext:value-type="float">
            <text:p>0,487322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990.35745588" calcext:value-type="float">
            <text:p>1990,35745588</text:p>
          </table:table-cell>
          <table:table-cell table:formula="of:=([.D105]-[.E105])^2" office:value-type="float" office:value="688305.127703076" calcext:value-type="float">
            <text:p>688305,127703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52238" calcext:value-type="float">
            <text:p>0,652238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665.11786652" calcext:value-type="float">
            <text:p>2665,11786652</text:p>
          </table:table-cell>
          <table:table-cell table:formula="of:=([.D106]-[.E106])^2" office:value-type="float" office:value="734248.542731527" calcext:value-type="float">
            <text:p>734248,5427315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62663" calcext:value-type="float">
            <text:p>0,762663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116.92617102" calcext:value-type="float">
            <text:p>3116,92617102</text:p>
          </table:table-cell>
          <table:table-cell table:formula="of:=([.D107]-[.E107])^2" office:value-type="float" office:value="294929.582078647" calcext:value-type="float">
            <text:p>294929,5820786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24046" calcext:value-type="float">
            <text:p>0,724046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2958.92317084" calcext:value-type="float">
            <text:p>2958,92317084</text:p>
          </table:table-cell>
          <table:table-cell table:formula="of:=([.D108]-[.E108])^2" office:value-type="float" office:value="3225343.7373179" calcext:value-type="float">
            <text:p>3225343,73731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188429" calcext:value-type="float">
            <text:p>0,188429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767.42479066" calcext:value-type="float">
            <text:p>767,42479066</text:p>
          </table:table-cell>
          <table:table-cell table:formula="of:=([.D109]-[.E109])^2" office:value-type="float" office:value="693181.463621737" calcext:value-type="float">
            <text:p>693181,4636217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2034" calcext:value-type="float">
            <text:p>0,22034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897.9899236" calcext:value-type="float">
            <text:p>897,9899236</text:p>
          </table:table-cell>
          <table:table-cell table:formula="of:=([.D110]-[.E110])^2" office:value-type="float" office:value="141.372462407436" calcext:value-type="float">
            <text:p>141,37246240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930904" calcext:value-type="float">
            <text:p>0,0930904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377.343095216" calcext:value-type="float">
            <text:p>377,343095216</text:p>
          </table:table-cell>
          <table:table-cell table:formula="of:=([.D111]-[.E111])^2" office:value-type="float" office:value="173186.715120932" calcext:value-type="float">
            <text:p>173186,7151209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650443" calcext:value-type="float">
            <text:p>0,0650443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262.591355222" calcext:value-type="float">
            <text:p>262,591355222</text:p>
          </table:table-cell>
          <table:table-cell table:formula="of:=([.D112]-[.E112])^2" office:value-type="float" office:value="9272.05871546111" calcext:value-type="float">
            <text:p>9272,05871546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08697" calcext:value-type="float">
            <text:p>0,108697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41.19812338" calcext:value-type="float">
            <text:p>441,19812338</text:p>
          </table:table-cell>
          <table:table-cell table:formula="of:=([.D113]-[.E113])^2" office:value-type="float" office:value="196451.17006132" calcext:value-type="float">
            <text:p>196451,170061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445592" calcext:value-type="float">
            <text:p>0,0445592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78.775749168" calcext:value-type="float">
            <text:p>178,775749168</text:p>
          </table:table-cell>
          <table:table-cell table:formula="of:=([.D114]-[.E114])^2" office:value-type="float" office:value="32463.3012490626" calcext:value-type="float">
            <text:p>32463,30124906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570784" calcext:value-type="float">
            <text:p>0,0570784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29.998556736" calcext:value-type="float">
            <text:p>229,998556736</text:p>
          </table:table-cell>
          <table:table-cell table:formula="of:=([.D115]-[.E115])^2" office:value-type="float" office:value="54036.9811544953" calcext:value-type="float">
            <text:p>54036,98115449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344832" calcext:value-type="float">
            <text:p>0,0344832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37.549392128" calcext:value-type="float">
            <text:p>137,549392128</text:p>
          </table:table-cell>
          <table:table-cell table:formula="of:=([.D116]-[.E116])^2" office:value-type="float" office:value="19474.0332969861" calcext:value-type="float">
            <text:p>19474,03329698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554498" calcext:value-type="float">
            <text:p>0,0554498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23.335074692" calcext:value-type="float">
            <text:p>223,335074692</text:p>
          </table:table-cell>
          <table:table-cell table:formula="of:=([.D117]-[.E117])^2" office:value-type="float" office:value="51472.2995165006" calcext:value-type="float">
            <text:p>51472,29951650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695673" calcext:value-type="float">
            <text:p>0,0695673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81.097390642" calcext:value-type="float">
            <text:p>281,097390642</text:p>
          </table:table-cell>
          <table:table-cell table:formula="of:=([.D118]-[.E118])^2" office:value-type="float" office:value="80240.4151795708" calcext:value-type="float">
            <text:p>80240,41517957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698783" calcext:value-type="float">
            <text:p>0,0698783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82.369859582" calcext:value-type="float">
            <text:p>282,369859582</text:p>
          </table:table-cell>
          <table:table-cell table:formula="of:=([.D119]-[.E119])^2" office:value-type="float" office:value="80678.6409604165" calcext:value-type="float">
            <text:p>80678,64096041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704449" calcext:value-type="float">
            <text:p>0,0704449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84.688126146" calcext:value-type="float">
            <text:p>284,688126146</text:p>
          </table:table-cell>
          <table:table-cell table:formula="of:=([.D120]-[.E120])^2" office:value-type="float" office:value="82517.2323272977" calcext:value-type="float">
            <text:p>82517,23232729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699098" calcext:value-type="float">
            <text:p>0,0699098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82.498743092" calcext:value-type="float">
            <text:p>282,498743092</text:p>
          </table:table-cell>
          <table:table-cell table:formula="of:=([.D121]-[.E121])^2" office:value-type="float" office:value="81818.1625496512" calcext:value-type="float">
            <text:p>81818,16254965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69599" calcext:value-type="float">
            <text:p>0,069599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81.22709246" calcext:value-type="float">
            <text:p>281,22709246</text:p>
          </table:table-cell>
          <table:table-cell table:formula="of:=([.D122]-[.E122])^2" office:value-type="float" office:value="81092.2969481222" calcext:value-type="float">
            <text:p>81092,29694812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694049" calcext:value-type="float">
            <text:p>0,0694049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80.432924546" calcext:value-type="float">
            <text:p>280,432924546</text:p>
          </table:table-cell>
          <table:table-cell table:formula="of:=([.D123]-[.E123])^2" office:value-type="float" office:value="80589.5148665246" calcext:value-type="float">
            <text:p>80589,51486652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693746" calcext:value-type="float">
            <text:p>0,0693746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80.308950884" calcext:value-type="float">
            <text:p>280,308950884</text:p>
          </table:table-cell>
          <table:table-cell table:formula="of:=([.D124]-[.E124])^2" office:value-type="float" office:value="68428.7884039576" calcext:value-type="float">
            <text:p>68428,78840395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795416" calcext:value-type="float">
            <text:p>0,0795416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321.907638064" calcext:value-type="float">
            <text:p>321,907638064</text:p>
          </table:table-cell>
          <table:table-cell table:formula="of:=([.D125]-[.E125])^2" office:value-type="float" office:value="28193.0293720329" calcext:value-type="float">
            <text:p>28193,02937203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44799" calcext:value-type="float">
            <text:p>0,144799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588.91090046" calcext:value-type="float">
            <text:p>588,91090046</text:p>
          </table:table-cell>
          <table:table-cell table:formula="of:=([.D126]-[.E126])^2" office:value-type="float" office:value="271535.154238801" calcext:value-type="float">
            <text:p>271535,1542388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406904" calcext:value-type="float">
            <text:p>0,406904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661.32399216" calcext:value-type="float">
            <text:p>1661,32399216</text:p>
          </table:table-cell>
          <table:table-cell table:formula="of:=([.D127]-[.E127])^2" office:value-type="float" office:value="297762.750083695" calcext:value-type="float">
            <text:p>297762,7500836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61439" calcext:value-type="float">
            <text:p>0,561439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93.61012606" calcext:value-type="float">
            <text:p>2293,61012606</text:p>
          </table:table-cell>
          <table:table-cell table:formula="of:=([.D128]-[.E128])^2" office:value-type="float" office:value="523290.72450508" calcext:value-type="float">
            <text:p>523290,72450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92232" calcext:value-type="float">
            <text:p>0,692232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828.75491728" calcext:value-type="float">
            <text:p>2828,75491728</text:p>
          </table:table-cell>
          <table:table-cell table:formula="of:=([.D129]-[.E129])^2" office:value-type="float" office:value="81935.7067683583" calcext:value-type="float">
            <text:p>81935,70676835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38182" calcext:value-type="float">
            <text:p>0,638182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607.60718028" calcext:value-type="float">
            <text:p>2607,60718028</text:p>
          </table:table-cell>
          <table:table-cell table:formula="of:=([.D130]-[.E130])^2" office:value-type="float" office:value="697883.588086453" calcext:value-type="float">
            <text:p>697883,5880864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691367" calcext:value-type="float">
            <text:p>0,691367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825.21573518" calcext:value-type="float">
            <text:p>2825,21573518</text:p>
          </table:table-cell>
          <table:table-cell table:formula="of:=([.D131]-[.E131])^2" office:value-type="float" office:value="515212.368679719" calcext:value-type="float">
            <text:p>515212,3686797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64612" calcext:value-type="float">
            <text:p>0,664612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715.74658248" calcext:value-type="float">
            <text:p>2715,74658248</text:p>
          </table:table-cell>
          <table:table-cell table:formula="of:=([.D132]-[.E132])^2" office:value-type="float" office:value="546498.480871993" calcext:value-type="float">
            <text:p>546498,4808719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05454" calcext:value-type="float">
            <text:p>0,605454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73.69925916" calcext:value-type="float">
            <text:p>2473,69925916</text:p>
          </table:table-cell>
          <table:table-cell table:formula="of:=([.D133]-[.E133])^2" office:value-type="float" office:value="153900.0328131" calcext:value-type="float">
            <text:p>153900,0328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57077" calcext:value-type="float">
            <text:p>0,457077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866.60882858" calcext:value-type="float">
            <text:p>1866,60882858</text:p>
          </table:table-cell>
          <table:table-cell table:formula="of:=([.D134]-[.E134])^2" office:value-type="float" office:value="34741.271130077" calcext:value-type="float">
            <text:p>34741,2711300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57065" calcext:value-type="float">
            <text:p>0,257065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48.2517301" calcext:value-type="float">
            <text:p>1048,2517301</text:p>
          </table:table-cell>
          <table:table-cell table:formula="of:=([.D135]-[.E135])^2" office:value-type="float" office:value="8602.77030948496" calcext:value-type="float">
            <text:p>8602,7703094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0879892" calcext:value-type="float">
            <text:p>0,0879892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356.471331368" calcext:value-type="float">
            <text:p>356,471331368</text:p>
          </table:table-cell>
          <table:table-cell table:formula="of:=([.D136]-[.E136])^2" office:value-type="float" office:value="63741.7774092983" calcext:value-type="float">
            <text:p>63741,77740929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453247" calcext:value-type="float">
            <text:p>0,0453247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181.907823038" calcext:value-type="float">
            <text:p>181,907823038</text:p>
          </table:table-cell>
          <table:table-cell table:formula="of:=([.D137]-[.E137])^2" office:value-type="float" office:value="1016247.90546603" calcext:value-type="float">
            <text:p>1016247,905466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06556" calcext:value-type="float">
            <text:p>0,206556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841.59213624" calcext:value-type="float">
            <text:p>841,59213624</text:p>
          </table:table-cell>
          <table:table-cell table:formula="of:=([.D138]-[.E138])^2" office:value-type="float" office:value="714248.327705586" calcext:value-type="float">
            <text:p>714248,3277055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105027" calcext:value-type="float">
            <text:p>0,0105027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39.432217158" calcext:value-type="float">
            <text:p>39,432217158</text:p>
          </table:table-cell>
          <table:table-cell table:formula="of:=([.D139]-[.E139])^2" office:value-type="float" office:value="1846.61144747431" calcext:value-type="float">
            <text:p>1846,61144747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441724" calcext:value-type="float">
            <text:p>0,0441724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177.193141496" calcext:value-type="float">
            <text:p>177,193141496</text:p>
          </table:table-cell>
          <table:table-cell table:formula="of:=([.D140]-[.E140])^2" office:value-type="float" office:value="3666483.36207503" calcext:value-type="float">
            <text:p>3666483,362075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66993" calcext:value-type="float">
            <text:p>0,366993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498.02653922" calcext:value-type="float">
            <text:p>1498,02653922</text:p>
          </table:table-cell>
          <table:table-cell table:formula="of:=([.D141]-[.E141])^2" office:value-type="float" office:value="2254702.07170513" calcext:value-type="float">
            <text:p>2254702,071705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476892" calcext:value-type="float">
            <text:p>0,0476892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191.582269368" calcext:value-type="float">
            <text:p>191,582269368</text:p>
          </table:table-cell>
          <table:table-cell table:formula="of:=([.D142]-[.E142])^2" office:value-type="float" office:value="38072.7000033183" calcext:value-type="float">
            <text:p>38072,70000331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964231" calcext:value-type="float">
            <text:p>0,0964231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390.978970574" calcext:value-type="float">
            <text:p>390,978970574</text:p>
          </table:table-cell>
          <table:table-cell table:formula="of:=([.D143]-[.E143])^2" office:value-type="float" office:value="155637.327855335" calcext:value-type="float">
            <text:p>155637,3278553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52065" calcext:value-type="float">
            <text:p>0,252065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1027.7940301" calcext:value-type="float">
            <text:p>1027,7940301</text:p>
          </table:table-cell>
          <table:table-cell table:formula="of:=([.D144]-[.E144])^2" office:value-type="float" office:value="7108659.94847102" calcext:value-type="float">
            <text:p>7108659,948471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00285009" calcext:value-type="float">
            <text:p>2,85009E-05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-3.423387427614" calcext:value-type="float">
            <text:p>-3,4233874276</text:p>
          </table:table-cell>
          <table:table-cell table:formula="of:=([.D145]-[.E145])^2" office:value-type="float" office:value="0.0135984920384801" calcext:value-type="float">
            <text:p>0,0135984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23859" calcext:value-type="float">
            <text:p>0,023859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94.08005286" calcext:value-type="float">
            <text:p>94,08005286</text:p>
          </table:table-cell>
          <table:table-cell table:formula="of:=([.D146]-[.E146])^2" office:value-type="float" office:value="4826456.03942072" calcext:value-type="float">
            <text:p>4826456,039420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414621" calcext:value-type="float">
            <text:p>0,414621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692.89840634" calcext:value-type="float">
            <text:p>1692,89840634</text:p>
          </table:table-cell>
          <table:table-cell table:formula="of:=([.D147]-[.E147])^2" office:value-type="float" office:value="2877869.33780277" calcext:value-type="float">
            <text:p>2877869,337802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11683" calcext:value-type="float">
            <text:p>0,11683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474.4746182" calcext:value-type="float">
            <text:p>474,4746182</text:p>
          </table:table-cell>
          <table:table-cell table:formula="of:=([.D148]-[.E148])^2" office:value-type="float" office:value="228497.975212892" calcext:value-type="float">
            <text:p>228497,9752128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0240611" calcext:value-type="float">
            <text:p>-0,0240611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101.986953094" calcext:value-type="float">
            <text:p>-101,986953094</text:p>
          </table:table-cell>
          <table:table-cell table:formula="of:=([.D149]-[.E149])^2" office:value-type="float" office:value="13410141.3961856" calcext:value-type="float">
            <text:p>13410141,39618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252773" calcext:value-type="float">
            <text:p>0,252773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030.69084042" calcext:value-type="float">
            <text:p>1030,69084042</text:p>
          </table:table-cell>
          <table:table-cell table:formula="of:=([.D150]-[.E150])^2" office:value-type="float" office:value="1068930.26986636" calcext:value-type="float">
            <text:p>1068930,26986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306404" calcext:value-type="float">
            <text:p>-0,0306404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128.906422216" calcext:value-type="float">
            <text:p>-128,906422216</text:p>
          </table:table-cell>
          <table:table-cell table:formula="of:=([.D151]-[.E151])^2" office:value-type="float" office:value="12165477.5625197" calcext:value-type="float">
            <text:p>12165477,56251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75245" calcext:value-type="float">
            <text:p>0,575245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350.0979273" calcext:value-type="float">
            <text:p>2350,0979273</text:p>
          </table:table-cell>
          <table:table-cell table:formula="of:=([.D152]-[.E152])^2" office:value-type="float" office:value="5327039.97793224" calcext:value-type="float">
            <text:p>5327039,977932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0469665" calcext:value-type="float">
            <text:p>0,0469665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188.62531341" calcext:value-type="float">
            <text:p>188,62531341</text:p>
          </table:table-cell>
          <table:table-cell table:formula="of:=([.D153]-[.E153])^2" office:value-type="float" office:value="12491817.8535736" calcext:value-type="float">
            <text:p>12491817,85357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14563" calcext:value-type="float">
            <text:p>0,14563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592.3109702" calcext:value-type="float">
            <text:p>592,3109702</text:p>
          </table:table-cell>
          <table:table-cell table:formula="of:=([.D154]-[.E154])^2" office:value-type="float" office:value="120624.779330961" calcext:value-type="float">
            <text:p>120624,7793309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0534527" calcext:value-type="float">
            <text:p>0,0534527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215.163860158" calcext:value-type="float">
            <text:p>215,163860158</text:p>
          </table:table-cell>
          <table:table-cell table:formula="of:=([.D155]-[.E155])^2" office:value-type="float" office:value="47077.6554238431" calcext:value-type="float">
            <text:p>47077,65542384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28048" calcext:value-type="float">
            <text:p>0,028048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111.21951392" calcext:value-type="float">
            <text:p>111,21951392</text:p>
          </table:table-cell>
          <table:table-cell table:formula="of:=([.D156]-[.E156])^2" office:value-type="float" office:value="13169.7460351547" calcext:value-type="float">
            <text:p>13169,74603515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393877" calcext:value-type="float">
            <text:p>0,393877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608.02350058" calcext:value-type="float">
            <text:p>1608,02350058</text:p>
          </table:table-cell>
          <table:table-cell table:formula="of:=([.D157]-[.E157])^2" office:value-type="float" office:value="1481029.08277932" calcext:value-type="float">
            <text:p>1481029,082779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395316" calcext:value-type="float">
            <text:p>0,0395316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158.205122664" calcext:value-type="float">
            <text:p>158,205122664</text:p>
          </table:table-cell>
          <table:table-cell table:formula="of:=([.D158]-[.E158])^2" office:value-type="float" office:value="3704828.02315609" calcext:value-type="float">
            <text:p>3704828,023156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21084" calcext:value-type="float">
            <text:p>0,421084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719.34202936" calcext:value-type="float">
            <text:p>1719,34202936</text:p>
          </table:table-cell>
          <table:table-cell table:formula="of:=([.D159]-[.E159])^2" office:value-type="float" office:value="558670.331467123" calcext:value-type="float">
            <text:p>558670,3314671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77826" calcext:value-type="float">
            <text:p>0,377826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542.35019204" calcext:value-type="float">
            <text:p>1542,35019204</text:p>
          </table:table-cell>
          <table:table-cell table:formula="of:=([.D160]-[.E160])^2" office:value-type="float" office:value="2071728.92001424" calcext:value-type="float">
            <text:p>2071728,920014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192506" calcext:value-type="float">
            <text:p>0,192506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784.10599924" calcext:value-type="float">
            <text:p>784,10599924</text:p>
          </table:table-cell>
          <table:table-cell table:formula="of:=([.D161]-[.E161])^2" office:value-type="float" office:value="616407.132784789" calcext:value-type="float">
            <text:p>616407,1327847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428713" calcext:value-type="float">
            <text:p>0,0428713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171.869638802" calcext:value-type="float">
            <text:p>171,869638802</text:p>
          </table:table-cell>
          <table:table-cell table:formula="of:=([.D162]-[.E162])^2" office:value-type="float" office:value="30768.5413846481" calcext:value-type="float">
            <text:p>30768,5413846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266487" calcext:value-type="float">
            <text:p>0,0266487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105.494221998" calcext:value-type="float">
            <text:p>105,494221998</text:p>
          </table:table-cell>
          <table:table-cell table:formula="of:=([.D163]-[.E163])^2" office:value-type="float" office:value="11888.4615667091" calcext:value-type="float">
            <text:p>11888,46156670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273135" calcext:value-type="float">
            <text:p>0,0273135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108.21427779" calcext:value-type="float">
            <text:p>108,21427779</text:p>
          </table:table-cell>
          <table:table-cell table:formula="of:=([.D164]-[.E164])^2" office:value-type="float" office:value="12489.0186043645" calcext:value-type="float">
            <text:p>12489,01860436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95037" calcext:value-type="float">
            <text:p>0,0595037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39.921768698" calcext:value-type="float">
            <text:p>239,921768698</text:p>
          </table:table-cell>
          <table:table-cell table:formula="of:=([.D165]-[.E165])^2" office:value-type="float" office:value="59273.6328175584" calcext:value-type="float">
            <text:p>59273,63281755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69209" calcext:value-type="float">
            <text:p>0,069209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79.63139186" calcext:value-type="float">
            <text:p>279,63139186</text:p>
          </table:table-cell>
          <table:table-cell table:formula="of:=([.D166]-[.E166])^2" office:value-type="float" office:value="80186.0371679297" calcext:value-type="float">
            <text:p>80186,03716792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80.745518202" calcext:value-type="float">
            <text:p>280,745518202</text:p>
          </table:table-cell>
          <table:table-cell table:formula="of:=([.D167]-[.E167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80.745518202" calcext:value-type="float">
            <text:p>280,745518202</text:p>
          </table:table-cell>
          <table:table-cell table:formula="of:=([.D168]-[.E168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80.745518202" calcext:value-type="float">
            <text:p>280,745518202</text:p>
          </table:table-cell>
          <table:table-cell table:formula="of:=([.D169]-[.E169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80.745518202" calcext:value-type="float">
            <text:p>280,745518202</text:p>
          </table:table-cell>
          <table:table-cell table:formula="of:=([.D170]-[.E170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80.745518202" calcext:value-type="float">
            <text:p>280,745518202</text:p>
          </table:table-cell>
          <table:table-cell table:formula="of:=([.D171]-[.E171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694813" calcext:value-type="float">
            <text:p>0,0694813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80.745518202" calcext:value-type="float">
            <text:p>280,745518202</text:p>
          </table:table-cell>
          <table:table-cell table:formula="of:=([.D172]-[.E172])^2" office:value-type="float" office:value="60120.8419774566" calcext:value-type="float">
            <text:p>60120,84197745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874134" calcext:value-type="float">
            <text:p>0,0874134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54.115422636" calcext:value-type="float">
            <text:p>354,115422636</text:p>
          </table:table-cell>
          <table:table-cell table:formula="of:=([.D173]-[.E173])^2" office:value-type="float" office:value="17693.1382034328" calcext:value-type="float">
            <text:p>17693,13820343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76375" calcext:value-type="float">
            <text:p>0,176375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718.1053675" calcext:value-type="float">
            <text:p>718,1053675</text:p>
          </table:table-cell>
          <table:table-cell table:formula="of:=([.D174]-[.E174])^2" office:value-type="float" office:value="270291.457400442" calcext:value-type="float">
            <text:p>270291,4574004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423764" calcext:value-type="float">
            <text:p>0,423764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730.30735656" calcext:value-type="float">
            <text:p>1730,30735656</text:p>
          </table:table-cell>
          <table:table-cell table:formula="of:=([.D175]-[.E175])^2" office:value-type="float" office:value="384018.638121092" calcext:value-type="float">
            <text:p>384018,6381210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7946" calcext:value-type="float">
            <text:p>0,57946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367.3437684" calcext:value-type="float">
            <text:p>2367,3437684</text:p>
          </table:table-cell>
          <table:table-cell table:formula="of:=([.D176]-[.E176])^2" office:value-type="float" office:value="385216.324686821" calcext:value-type="float">
            <text:p>385216,3246868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82848" calcext:value-type="float">
            <text:p>0,682848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790.35990592" calcext:value-type="float">
            <text:p>2790,35990592</text:p>
          </table:table-cell>
          <table:table-cell table:formula="of:=([.D177]-[.E177])^2" office:value-type="float" office:value="375326.003753047" calcext:value-type="float">
            <text:p>375326,0037530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11724" calcext:value-type="float">
            <text:p>0,711724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2908.50721496" calcext:value-type="float">
            <text:p>2908,50721496</text:p>
          </table:table-cell>
          <table:table-cell table:formula="of:=([.D178]-[.E178])^2" office:value-type="float" office:value="520553.563926594" calcext:value-type="float">
            <text:p>520553,5639265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1729" calcext:value-type="float">
            <text:p>0,71729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2931.2807266" calcext:value-type="float">
            <text:p>2931,2807266</text:p>
          </table:table-cell>
          <table:table-cell table:formula="of:=([.D179]-[.E179])^2" office:value-type="float" office:value="320040.102346238" calcext:value-type="float">
            <text:p>320040,1023462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44298" calcext:value-type="float">
            <text:p>0,644298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32.63103892" calcext:value-type="float">
            <text:p>2632,63103892</text:p>
          </table:table-cell>
          <table:table-cell table:formula="of:=([.D180]-[.E180])^2" office:value-type="float" office:value="575120.41416823" calcext:value-type="float">
            <text:p>575120,414168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9529" calcext:value-type="float">
            <text:p>0,59529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432.1128466" calcext:value-type="float">
            <text:p>2432,1128466</text:p>
          </table:table-cell>
          <table:table-cell table:formula="of:=([.D181]-[.E181])^2" office:value-type="float" office:value="212417.224754328" calcext:value-type="float">
            <text:p>212417,2247543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539" calcext:value-type="float">
            <text:p>0,4539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853.610006" calcext:value-type="float">
            <text:p>1853,610006</text:p>
          </table:table-cell>
          <table:table-cell table:formula="of:=([.D182]-[.E182])^2" office:value-type="float" office:value="56354.5584781485" calcext:value-type="float">
            <text:p>56354,55847814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53012" calcext:value-type="float">
            <text:p>0,253012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31.66871848" calcext:value-type="float">
            <text:p>1031,66871848</text:p>
          </table:table-cell>
          <table:table-cell table:formula="of:=([.D183]-[.E183])^2" office:value-type="float" office:value="4538.34045771989" calcext:value-type="float">
            <text:p>4538,34045771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0907097" calcext:value-type="float">
            <text:p>0,0907097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367.602365938" calcext:value-type="float">
            <text:p>367,602365938</text:p>
          </table:table-cell>
          <table:table-cell table:formula="of:=([.D184]-[.E184])^2" office:value-type="float" office:value="74770.8161452812" calcext:value-type="float">
            <text:p>74770,81614528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502057" calcext:value-type="float">
            <text:p>0,0502057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201.878629778" calcext:value-type="float">
            <text:p>201,878629778</text:p>
          </table:table-cell>
          <table:table-cell table:formula="of:=([.D185]-[.E185])^2" office:value-type="float" office:value="41257.1769790818" calcext:value-type="float">
            <text:p>41257,17697908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406209" calcext:value-type="float">
            <text:p>0,0406209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162.662037186" calcext:value-type="float">
            <text:p>162,662037186</text:p>
          </table:table-cell>
          <table:table-cell table:formula="of:=([.D186]-[.E186])^2" office:value-type="float" office:value="27623.1171647765" calcext:value-type="float">
            <text:p>27623,11716477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26398" calcext:value-type="float">
            <text:p>0,026398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104.46847292" calcext:value-type="float">
            <text:p>104,46847292</text:p>
          </table:table-cell>
          <table:table-cell table:formula="of:=([.D187]-[.E187])^2" office:value-type="float" office:value="11665.8302225104" calcext:value-type="float">
            <text:p>11665,83022251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272647" calcext:value-type="float">
            <text:p>0,0272647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108.014610638" calcext:value-type="float">
            <text:p>108,014610638</text:p>
          </table:table-cell>
          <table:table-cell table:formula="of:=([.D188]-[.E188])^2" office:value-type="float" office:value="12444.4311545958" calcext:value-type="float">
            <text:p>12444,43115459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602217" calcext:value-type="float">
            <text:p>0,0602217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42.859494418" calcext:value-type="float">
            <text:p>242,859494418</text:p>
          </table:table-cell>
          <table:table-cell table:formula="of:=([.D189]-[.E189])^2" office:value-type="float" office:value="60712.710849446" calcext:value-type="float">
            <text:p>60712,7108494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692337" calcext:value-type="float">
            <text:p>0,0692337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79.732452898" calcext:value-type="float">
            <text:p>279,732452898</text:p>
          </table:table-cell>
          <table:table-cell table:formula="of:=([.D190]-[.E190])^2" office:value-type="float" office:value="80243.2825708496" calcext:value-type="float">
            <text:p>80243,28257084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80.745518202" calcext:value-type="float">
            <text:p>280,745518202</text:p>
          </table:table-cell>
          <table:table-cell table:formula="of:=([.D191]-[.E191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694813" calcext:value-type="float">
            <text:p>0,0694813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80.745518202" calcext:value-type="float">
            <text:p>280,745518202</text:p>
          </table:table-cell>
          <table:table-cell table:formula="of:=([.D192]-[.E192])^2" office:value-type="float" office:value="80772.776669772" calcext:value-type="float">
            <text:p>80772,7766697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95175" calcext:value-type="float">
            <text:p>0,0695175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80.89363195" calcext:value-type="float">
            <text:p>280,89363195</text:p>
          </table:table-cell>
          <table:table-cell table:formula="of:=([.D193]-[.E193])^2" office:value-type="float" office:value="80669.4229671172" calcext:value-type="float">
            <text:p>80669,42296711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696756" calcext:value-type="float">
            <text:p>0,0696756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81.540504424" calcext:value-type="float">
            <text:p>281,540504424</text:p>
          </table:table-cell>
          <table:table-cell table:formula="of:=([.D194]-[.E194])^2" office:value-type="float" office:value="81270.8940026423" calcext:value-type="float">
            <text:p>81270,89400264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69523" calcext:value-type="float">
            <text:p>0,069523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80.91613542" calcext:value-type="float">
            <text:p>280,91613542</text:p>
          </table:table-cell>
          <table:table-cell table:formula="of:=([.D195]-[.E195])^2" office:value-type="float" office:value="80915.2929780814" calcext:value-type="float">
            <text:p>80915,29297808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694718" calcext:value-type="float">
            <text:p>0,0694718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80.706648572" calcext:value-type="float">
            <text:p>280,706648572</text:p>
          </table:table-cell>
          <table:table-cell table:formula="of:=([.D196]-[.E196])^2" office:value-type="float" office:value="70690.3966614549" calcext:value-type="float">
            <text:p>70690,39666145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778662" calcext:value-type="float">
            <text:p>0,0778662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315.052671948" calcext:value-type="float">
            <text:p>315,052671948</text:p>
          </table:table-cell>
          <table:table-cell table:formula="of:=([.D197]-[.E197])^2" office:value-type="float" office:value="15389.0546928384" calcext:value-type="float">
            <text:p>15389,05469283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61157" calcext:value-type="float">
            <text:p>0,161157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655.84031178" calcext:value-type="float">
            <text:p>655,84031178</text:p>
          </table:table-cell>
          <table:table-cell table:formula="of:=([.D198]-[.E198])^2" office:value-type="float" office:value="14582.4249012081" calcext:value-type="float">
            <text:p>14582,42490120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6362" calcext:value-type="float">
            <text:p>0,36362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484.2257748" calcext:value-type="float">
            <text:p>1484,2257748</text:p>
          </table:table-cell>
          <table:table-cell table:formula="of:=([.D199]-[.E199])^2" office:value-type="float" office:value="486890.401583132" calcext:value-type="float">
            <text:p>486890,4015831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32976" calcext:value-type="float">
            <text:p>0,532976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177.15262304" calcext:value-type="float">
            <text:p>2177,15262304</text:p>
          </table:table-cell>
          <table:table-cell table:formula="of:=([.D200]-[.E200])^2" office:value-type="float" office:value="784724.997375624" calcext:value-type="float">
            <text:p>784724,9973756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89288" calcext:value-type="float">
            <text:p>0,689288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816.70942352" calcext:value-type="float">
            <text:p>2816,70942352</text:p>
          </table:table-cell>
          <table:table-cell table:formula="of:=([.D201]-[.E201])^2" office:value-type="float" office:value="523148.665071324" calcext:value-type="float">
            <text:p>523148,6650713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45596" calcext:value-type="float">
            <text:p>0,745596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047.09585784" calcext:value-type="float">
            <text:p>3047,09585784</text:p>
          </table:table-cell>
          <table:table-cell table:formula="of:=([.D202]-[.E202])^2" office:value-type="float" office:value="513950.302321942" calcext:value-type="float">
            <text:p>513950,3023219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5139" calcext:value-type="float">
            <text:p>0,75139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070.8022406" calcext:value-type="float">
            <text:p>3070,8022406</text:p>
          </table:table-cell>
          <table:table-cell table:formula="of:=([.D203]-[.E203])^2" office:value-type="float" office:value="408572.478767458" calcext:value-type="float">
            <text:p>408572,4787674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04061" calcext:value-type="float">
            <text:p>0,704061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877.15374394" calcext:value-type="float">
            <text:p>2877,15374394</text:p>
          </table:table-cell>
          <table:table-cell table:formula="of:=([.D204]-[.E204])^2" office:value-type="float" office:value="263010.915321079" calcext:value-type="float">
            <text:p>263010,9153210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94368" calcext:value-type="float">
            <text:p>0,594368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428.34044672" calcext:value-type="float">
            <text:p>2428,34044672</text:p>
          </table:table-cell>
          <table:table-cell table:formula="of:=([.D205]-[.E205])^2" office:value-type="float" office:value="147194.699614132" calcext:value-type="float">
            <text:p>147194,6996141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43267" calcext:value-type="float">
            <text:p>0,43267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766.7466118" calcext:value-type="float">
            <text:p>1766,7466118</text:p>
          </table:table-cell>
          <table:table-cell table:formula="of:=([.D206]-[.E206])^2" office:value-type="float" office:value="109066.874021242" calcext:value-type="float">
            <text:p>109066,8740212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4965" calcext:value-type="float">
            <text:p>0,24965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017.912961" calcext:value-type="float">
            <text:p>1017,912961</text:p>
          </table:table-cell>
          <table:table-cell table:formula="of:=([.D207]-[.E207])^2" office:value-type="float" office:value="3435.28571852743" calcext:value-type="float">
            <text:p>3435,28571852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740828" calcext:value-type="float">
            <text:p>0,0740828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299.572739512" calcext:value-type="float">
            <text:p>299,572739512</text:p>
          </table:table-cell>
          <table:table-cell table:formula="of:=([.D208]-[.E208])^2" office:value-type="float" office:value="41609.0269160591" calcext:value-type="float">
            <text:p>41609,02691605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492454" calcext:value-type="float">
            <text:p>0,0492454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197.949523916" calcext:value-type="float">
            <text:p>197,949523916</text:p>
          </table:table-cell>
          <table:table-cell table:formula="of:=([.D209]-[.E209])^2" office:value-type="float" office:value="40598.0282478963" calcext:value-type="float">
            <text:p>40598,02824789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431602" calcext:value-type="float">
            <text:p>0,0431602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73.051684708" calcext:value-type="float">
            <text:p>173,051684708</text:p>
          </table:table-cell>
          <table:table-cell table:formula="of:=([.D210]-[.E210])^2" office:value-type="float" office:value="31184.6231080097" calcext:value-type="float">
            <text:p>31184,6231080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261875" calcext:value-type="float">
            <text:p>0,0261875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103.60720375" calcext:value-type="float">
            <text:p>103,60720375</text:p>
          </table:table-cell>
          <table:table-cell table:formula="of:=([.D211]-[.E211])^2" office:value-type="float" office:value="11076.9737489175" calcext:value-type="float">
            <text:p>11076,97374891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80109" calcext:value-type="float">
            <text:p>0,0280109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111.067717786" calcext:value-type="float">
            <text:p>111,067717786</text:p>
          </table:table-cell>
          <table:table-cell table:formula="of:=([.D212]-[.E212])^2" office:value-type="float" office:value="13134.9289761154" calcext:value-type="float">
            <text:p>13134,928976115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601643" calcext:value-type="float">
            <text:p>0,0601643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42.624640022" calcext:value-type="float">
            <text:p>242,624640022</text:p>
          </table:table-cell>
          <table:table-cell table:formula="of:=([.D213]-[.E213])^2" office:value-type="float" office:value="60597.0299971608" calcext:value-type="float">
            <text:p>60597,02999716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694168" calcext:value-type="float">
            <text:p>0,0694168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80.481613872" calcext:value-type="float">
            <text:p>280,481613872</text:p>
          </table:table-cell>
          <table:table-cell table:formula="of:=([.D214]-[.E214])^2" office:value-type="float" office:value="80668.2771464554" calcext:value-type="float">
            <text:p>80668,27714645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695873" calcext:value-type="float">
            <text:p>0,0695873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81.179221442" calcext:value-type="float">
            <text:p>281,179221442</text:p>
          </table:table-cell>
          <table:table-cell table:formula="of:=([.D215]-[.E215])^2" office:value-type="float" office:value="81065.0350585386" calcext:value-type="float">
            <text:p>81065,03505853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692767" calcext:value-type="float">
            <text:p>0,0692767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79.908389118" calcext:value-type="float">
            <text:p>279,908389118</text:p>
          </table:table-cell>
          <table:table-cell table:formula="of:=([.D216]-[.E216])^2" office:value-type="float" office:value="80320.3150225981" calcext:value-type="float">
            <text:p>80320,31502259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694994" calcext:value-type="float">
            <text:p>0,0694994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80.819575076" calcext:value-type="float">
            <text:p>280,819575076</text:p>
          </table:table-cell>
          <table:table-cell table:formula="of:=([.D217]-[.E217])^2" office:value-type="float" office:value="80860.3679374033" calcext:value-type="float">
            <text:p>80860,36793740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694857" calcext:value-type="float">
            <text:p>0,0694857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80.763520978" calcext:value-type="float">
            <text:p>280,763520978</text:p>
          </table:table-cell>
          <table:table-cell table:formula="of:=([.D218]-[.E218])^2" office:value-type="float" office:value="80828.4920404881" calcext:value-type="float">
            <text:p>80828,49204048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6948" calcext:value-type="float">
            <text:p>0,06948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80.7401992" calcext:value-type="float">
            <text:p>280,7401992</text:p>
          </table:table-cell>
          <table:table-cell table:formula="of:=([.D219]-[.E219])^2" office:value-type="float" office:value="80815.2316571917" calcext:value-type="float">
            <text:p>80815,23165719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694836" calcext:value-type="float">
            <text:p>0,0694836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80.754928744" calcext:value-type="float">
            <text:p>280,754928744</text:p>
          </table:table-cell>
          <table:table-cell table:formula="of:=([.D220]-[.E220])^2" office:value-type="float" office:value="70561.9153315348" calcext:value-type="float">
            <text:p>70561,91533153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779816" calcext:value-type="float">
            <text:p>0,0779816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315.524835664" calcext:value-type="float">
            <text:p>315,524835664</text:p>
          </table:table-cell>
          <table:table-cell table:formula="of:=([.D221]-[.E221])^2" office:value-type="float" office:value="8560.84936605503" calcext:value-type="float">
            <text:p>8560,8493660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75418" calcext:value-type="float">
            <text:p>0,175418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714.18976372" calcext:value-type="float">
            <text:p>714,18976372</text:p>
          </table:table-cell>
          <table:table-cell table:formula="of:=([.D222]-[.E222])^2" office:value-type="float" office:value="1934.95703602452" calcext:value-type="float">
            <text:p>1934,95703602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341326" calcext:value-type="float">
            <text:p>0,341326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393.00898204" calcext:value-type="float">
            <text:p>1393,00898204</text:p>
          </table:table-cell>
          <table:table-cell table:formula="of:=([.D223]-[.E223])^2" office:value-type="float" office:value="616210.226043152" calcext:value-type="float">
            <text:p>616210,2260431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51864" calcext:value-type="float">
            <text:p>0,51864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118.4963056" calcext:value-type="float">
            <text:p>2118,4963056</text:p>
          </table:table-cell>
          <table:table-cell table:formula="of:=([.D224]-[.E224])^2" office:value-type="float" office:value="89703.1369276879" calcext:value-type="float">
            <text:p>89703,1369276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7561" calcext:value-type="float">
            <text:p>0,57561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351.5913394" calcext:value-type="float">
            <text:p>2351,5913394</text:p>
          </table:table-cell>
          <table:table-cell table:formula="of:=([.D225]-[.E225])^2" office:value-type="float" office:value="122785.534269752" calcext:value-type="float">
            <text:p>122785,5342697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18261" calcext:value-type="float">
            <text:p>0,618261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26.09961194" calcext:value-type="float">
            <text:p>2526,09961194</text:p>
          </table:table-cell>
          <table:table-cell table:formula="of:=([.D226]-[.E226])^2" office:value-type="float" office:value="1142543.91531053" calcext:value-type="float">
            <text:p>1142543,915310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71801" calcext:value-type="float">
            <text:p>0,771801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154.31466354" calcext:value-type="float">
            <text:p>3154,31466354</text:p>
          </table:table-cell>
          <table:table-cell table:formula="of:=([.D227]-[.E227])^2" office:value-type="float" office:value="303253.374639684" calcext:value-type="float">
            <text:p>303253,3746396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00562" calcext:value-type="float">
            <text:p>0,700562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862.83744548" calcext:value-type="float">
            <text:p>2862,83744548</text:p>
          </table:table-cell>
          <table:table-cell table:formula="of:=([.D228]-[.E228])^2" office:value-type="float" office:value="219175.836033237" calcext:value-type="float">
            <text:p>219175,8360332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949" calcext:value-type="float">
            <text:p>0,5949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30.517146" calcext:value-type="float">
            <text:p>2430,517146</text:p>
          </table:table-cell>
          <table:table-cell table:formula="of:=([.D229]-[.E229])^2" office:value-type="float" office:value="141739.489271497" calcext:value-type="float">
            <text:p>141739,4892714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52457" calcext:value-type="float">
            <text:p>0,452457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47.70591378" calcext:value-type="float">
            <text:p>1847,70591378</text:p>
          </table:table-cell>
          <table:table-cell table:formula="of:=([.D230]-[.E230])^2" office:value-type="float" office:value="32505.8219016228" calcext:value-type="float">
            <text:p>32505,82190162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45502" calcext:value-type="float">
            <text:p>0,245502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1000.94125308" calcext:value-type="float">
            <text:p>1000,94125308</text:p>
          </table:table-cell>
          <table:table-cell table:formula="of:=([.D231]-[.E231])^2" office:value-type="float" office:value="1809.62959667729" calcext:value-type="float">
            <text:p>1809,62959667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698834" calcext:value-type="float">
            <text:p>0,0698834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282.390726436" calcext:value-type="float">
            <text:p>282,390726436</text:p>
          </table:table-cell>
          <table:table-cell table:formula="of:=([.D232]-[.E232])^2" office:value-type="float" office:value="38494.7536506677" calcext:value-type="float">
            <text:p>38494,75365066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514224" calcext:value-type="float">
            <text:p>0,0514224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206.856806496" calcext:value-type="float">
            <text:p>206,856806496</text:p>
          </table:table-cell>
          <table:table-cell table:formula="of:=([.D233]-[.E233])^2" office:value-type="float" office:value="8827.89851228417" calcext:value-type="float">
            <text:p>8827,898512284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594832" calcext:value-type="float">
            <text:p>0,0594832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239.837892128" calcext:value-type="float">
            <text:p>239,837892128</text:p>
          </table:table-cell>
          <table:table-cell table:formula="of:=([.D234]-[.E234])^2" office:value-type="float" office:value="58123.3706671967" calcext:value-type="float">
            <text:p>58123,37066719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275086" calcext:value-type="float">
            <text:p>0,0275086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109.012537244" calcext:value-type="float">
            <text:p>109,012537244</text:p>
          </table:table-cell>
          <table:table-cell table:formula="of:=([.D235]-[.E235])^2" office:value-type="float" office:value="12668.073640062" calcext:value-type="float">
            <text:p>12668,07364006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257359" calcext:value-type="float">
            <text:p>0,0257359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101.759464286" calcext:value-type="float">
            <text:p>101,759464286</text:p>
          </table:table-cell>
          <table:table-cell table:formula="of:=([.D236]-[.E236])^2" office:value-type="float" office:value="11087.9771789186" calcext:value-type="float">
            <text:p>11087,97717891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69603" calcext:value-type="float">
            <text:p>0,0669603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70.430745862" calcext:value-type="float">
            <text:p>270,430745862</text:p>
          </table:table-cell>
          <table:table-cell table:formula="of:=([.D237]-[.E237])^2" office:value-type="float" office:value="75054.4902676922" calcext:value-type="float">
            <text:p>75054,49026769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8704" calcext:value-type="float">
            <text:p>0,058704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36.64976416" calcext:value-type="float">
            <text:p>236,64976416</text:p>
          </table:table-cell>
          <table:table-cell table:formula="of:=([.D238]-[.E238])^2" office:value-type="float" office:value="57628.6903247362" calcext:value-type="float">
            <text:p>57628,690324736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692947" calcext:value-type="float">
            <text:p>0,0692947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79.982036838" calcext:value-type="float">
            <text:p>279,982036838</text:p>
          </table:table-cell>
          <table:table-cell table:formula="of:=([.D239]-[.E239])^2" office:value-type="float" office:value="80384.7453727683" calcext:value-type="float">
            <text:p>80384,74537276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694951" calcext:value-type="float">
            <text:p>0,0694951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80.801981454" calcext:value-type="float">
            <text:p>280,801981454</text:p>
          </table:table-cell>
          <table:table-cell table:formula="of:=([.D240]-[.E240])^2" office:value-type="float" office:value="80850.3624171869" calcext:value-type="float">
            <text:p>80850,36241718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694775" calcext:value-type="float">
            <text:p>0,0694775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80.72997035" calcext:value-type="float">
            <text:p>280,72997035</text:p>
          </table:table-cell>
          <table:table-cell table:formula="of:=([.D241]-[.E241])^2" office:value-type="float" office:value="80809.4160427899" calcext:value-type="float">
            <text:p>80809,41604278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694875" calcext:value-type="float">
            <text:p>0,0694875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80.77088575" calcext:value-type="float">
            <text:p>280,77088575</text:p>
          </table:table-cell>
          <table:table-cell table:formula="of:=([.D242]-[.E242])^2" office:value-type="float" office:value="80832.6797559495" calcext:value-type="float">
            <text:p>80832,67975594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694673" calcext:value-type="float">
            <text:p>0,0694673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80.688236642" calcext:value-type="float">
            <text:p>280,688236642</text:p>
          </table:table-cell>
          <table:table-cell table:formula="of:=([.D243]-[.E243])^2" office:value-type="float" office:value="80785.6905046208" calcext:value-type="float">
            <text:p>80785,69050462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694813" calcext:value-type="float">
            <text:p>0,0694813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80.745518202" calcext:value-type="float">
            <text:p>280,745518202</text:p>
          </table:table-cell>
          <table:table-cell table:formula="of:=([.D244]-[.E244])^2" office:value-type="float" office:value="80818.2558593797" calcext:value-type="float">
            <text:p>80818,25585937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694813" calcext:value-type="float">
            <text:p>0,0694813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80.745518202" calcext:value-type="float">
            <text:p>280,745518202</text:p>
          </table:table-cell>
          <table:table-cell table:formula="of:=([.D245]-[.E245])^2" office:value-type="float" office:value="69045.7246347637" calcext:value-type="float">
            <text:p>69045,72463476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792992" calcext:value-type="float">
            <text:p>0,0792992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320.915848768" calcext:value-type="float">
            <text:p>320,915848768</text:p>
          </table:table-cell>
          <table:table-cell table:formula="of:=([.D246]-[.E246])^2" office:value-type="float" office:value="25765.3939761781" calcext:value-type="float">
            <text:p>25765,39397617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47663" calcext:value-type="float">
            <text:p>0,147663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600.62907102" calcext:value-type="float">
            <text:p>600,62907102</text:p>
          </table:table-cell>
          <table:table-cell table:formula="of:=([.D247]-[.E247])^2" office:value-type="float" office:value="480765.875973901" calcext:value-type="float">
            <text:p>480765,8759739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417238" calcext:value-type="float">
            <text:p>0,417238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703.60596652" calcext:value-type="float">
            <text:p>1703,60596652</text:p>
          </table:table-cell>
          <table:table-cell table:formula="of:=([.D248]-[.E248])^2" office:value-type="float" office:value="551148.208085418" calcext:value-type="float">
            <text:p>551148,2080854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81588" calcext:value-type="float">
            <text:p>0,581588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76.05056552" calcext:value-type="float">
            <text:p>2376,05056552</text:p>
          </table:table-cell>
          <table:table-cell table:formula="of:=([.D249]-[.E249])^2" office:value-type="float" office:value="546044.871109744" calcext:value-type="float">
            <text:p>546044,8711097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699438" calcext:value-type="float">
            <text:p>0,699438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858.23855452" calcext:value-type="float">
            <text:p>2858,23855452</text:p>
          </table:table-cell>
          <table:table-cell table:formula="of:=([.D250]-[.E250])^2" office:value-type="float" office:value="452605.543411966" calcext:value-type="float">
            <text:p>452605,5434119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30469" calcext:value-type="float">
            <text:p>0,730469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2985.20313226" calcext:value-type="float">
            <text:p>2985,20313226</text:p>
          </table:table-cell>
          <table:table-cell table:formula="of:=([.D251]-[.E251])^2" office:value-type="float" office:value="489715.202854385" calcext:value-type="float">
            <text:p>489715,2028543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24297" calcext:value-type="float">
            <text:p>0,724297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2959.95014738" calcext:value-type="float">
            <text:p>2959,95014738</text:p>
          </table:table-cell>
          <table:table-cell table:formula="of:=([.D252]-[.E252])^2" office:value-type="float" office:value="457042.582665623" calcext:value-type="float">
            <text:p>457042,5826656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78054" calcext:value-type="float">
            <text:p>0,678054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70.74506316" calcext:value-type="float">
            <text:p>2770,74506316</text:p>
          </table:table-cell>
          <table:table-cell table:formula="of:=([.D253]-[.E253])^2" office:value-type="float" office:value="346041.568973013" calcext:value-type="float">
            <text:p>346041,5689730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84333" calcext:value-type="float">
            <text:p>0,584333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387.28184282" calcext:value-type="float">
            <text:p>2387,28184282</text:p>
          </table:table-cell>
          <table:table-cell table:formula="of:=([.D254]-[.E254])^2" office:value-type="float" office:value="174487.98768551" calcext:value-type="float">
            <text:p>174487,987685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428369" calcext:value-type="float">
            <text:p>0,428369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749.14889826" calcext:value-type="float">
            <text:p>1749,14889826</text:p>
          </table:table-cell>
          <table:table-cell table:formula="of:=([.D255]-[.E255])^2" office:value-type="float" office:value="79439.323536859" calcext:value-type="float">
            <text:p>79439,3235368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39954" calcext:value-type="float">
            <text:p>0,239954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978.24138916" calcext:value-type="float">
            <text:p>978,24138916</text:p>
          </table:table-cell>
          <table:table-cell table:formula="of:=([.D256]-[.E256])^2" office:value-type="float" office:value="1270.30974609707" calcext:value-type="float">
            <text:p>1270,30974609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748314" calcext:value-type="float">
            <text:p>0,0748314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302.635666356" calcext:value-type="float">
            <text:p>302,635666356</text:p>
          </table:table-cell>
          <table:table-cell table:formula="of:=([.D257]-[.E257])^2" office:value-type="float" office:value="93743.5386685406" calcext:value-type="float">
            <text:p>93743,53866854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451371" calcext:value-type="float">
            <text:p>0,0451371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81.140250134" calcext:value-type="float">
            <text:p>181,140250134</text:p>
          </table:table-cell>
          <table:table-cell table:formula="of:=([.D258]-[.E258])^2" office:value-type="float" office:value="23663.7436955894" calcext:value-type="float">
            <text:p>23663,743695589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471837" calcext:value-type="float">
            <text:p>0,0471837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189.513995898" calcext:value-type="float">
            <text:p>189,513995898</text:p>
          </table:table-cell>
          <table:table-cell table:formula="of:=([.D259]-[.E259])^2" office:value-type="float" office:value="37243.6256587925" calcext:value-type="float">
            <text:p>37243,62565879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1457" calcext:value-type="float">
            <text:p>0,11457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65.2277378" calcext:value-type="float">
            <text:p>465,2277378</text:p>
          </table:table-cell>
          <table:table-cell table:formula="of:=([.D260]-[.E260])^2" office:value-type="float" office:value="553197.406534719" calcext:value-type="float">
            <text:p>553197,4065347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14687" calcext:value-type="float">
            <text:p>0,314687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284.01444798" calcext:value-type="float">
            <text:p>1284,01444798</text:p>
          </table:table-cell>
          <table:table-cell table:formula="of:=([.D261]-[.E261])^2" office:value-type="float" office:value="565480.141698047" calcext:value-type="float">
            <text:p>565480,1416980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59872" calcext:value-type="float">
            <text:p>0,559872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287.19868288" calcext:value-type="float">
            <text:p>2287,19868288</text:p>
          </table:table-cell>
          <table:table-cell table:formula="of:=([.D262]-[.E262])^2" office:value-type="float" office:value="262964.754097562" calcext:value-type="float">
            <text:p>262964,7540975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76164" calcext:value-type="float">
            <text:p>0,676164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763.01205256" calcext:value-type="float">
            <text:p>2763,01205256</text:p>
          </table:table-cell>
          <table:table-cell table:formula="of:=([.D263]-[.E263])^2" office:value-type="float" office:value="1951640.64513992" calcext:value-type="float">
            <text:p>1951640,645139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77097" calcext:value-type="float">
            <text:p>0,377097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539.36745938" calcext:value-type="float">
            <text:p>1539,36745938</text:p>
          </table:table-cell>
          <table:table-cell table:formula="of:=([.D264]-[.E264])^2" office:value-type="float" office:value="5383.08283764193" calcext:value-type="float">
            <text:p>5383,08283764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1177" calcext:value-type="float">
            <text:p>0,31177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72.0794258" calcext:value-type="float">
            <text:p>1272,0794258</text:p>
          </table:table-cell>
          <table:table-cell table:formula="of:=([.D265]-[.E265])^2" office:value-type="float" office:value="3880588.87026723" calcext:value-type="float">
            <text:p>3880588,870267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325" calcext:value-type="float">
            <text:p>0,6325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584.35905" calcext:value-type="float">
            <text:p>2584,35905</text:p>
          </table:table-cell>
          <table:table-cell table:formula="of:=([.D266]-[.E266])^2" office:value-type="float" office:value="432492.220569218" calcext:value-type="float">
            <text:p>432492,2205692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06305" calcext:value-type="float">
            <text:p>0,506305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068.0271597" calcext:value-type="float">
            <text:p>2068,0271597</text:p>
          </table:table-cell>
          <table:table-cell table:formula="of:=([.D267]-[.E267])^2" office:value-type="float" office:value="395605.759801756" calcext:value-type="float">
            <text:p>395605,7598017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05255" calcext:value-type="float">
            <text:p>0,505255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063.7310427" calcext:value-type="float">
            <text:p>2063,7310427</text:p>
          </table:table-cell>
          <table:table-cell table:formula="of:=([.D268]-[.E268])^2" office:value-type="float" office:value="8231.91466328008" calcext:value-type="float">
            <text:p>8231,91466328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299796" calcext:value-type="float">
            <text:p>0,299796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223.08732584" calcext:value-type="float">
            <text:p>1223,08732584</text:p>
          </table:table-cell>
          <table:table-cell table:formula="of:=([.D269]-[.E269])^2" office:value-type="float" office:value="81332.4925557977" calcext:value-type="float">
            <text:p>81332,49255579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0958856" calcext:value-type="float">
            <text:p>0,0958856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388.779767824" calcext:value-type="float">
            <text:p>388,779767824</text:p>
          </table:table-cell>
          <table:table-cell table:formula="of:=([.D270]-[.E270])^2" office:value-type="float" office:value="72403.8951480583" calcext:value-type="float">
            <text:p>72403,89514805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570549" calcext:value-type="float">
            <text:p>0,0570549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229.902405546" calcext:value-type="float">
            <text:p>229,902405546</text:p>
          </table:table-cell>
          <table:table-cell table:formula="of:=([.D271]-[.E271])^2" office:value-type="float" office:value="53496.1759466435" calcext:value-type="float">
            <text:p>53496,175946643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436481" calcext:value-type="float">
            <text:p>0,0436481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75.047947074" calcext:value-type="float">
            <text:p>175,047947074</text:p>
          </table:table-cell>
          <table:table-cell table:formula="of:=([.D272]-[.E272])^2" office:value-type="float" office:value="31893.6548401058" calcext:value-type="float">
            <text:p>31893,65484010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79568" calcext:value-type="float">
            <text:p>0,0279568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110.846365472" calcext:value-type="float">
            <text:p>110,846365472</text:p>
          </table:table-cell>
          <table:table-cell table:formula="of:=([.D273]-[.E273])^2" office:value-type="float" office:value="13084.240605894" calcext:value-type="float">
            <text:p>13084,24060589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84054" calcext:value-type="float">
            <text:p>0,0284054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112.681830316" calcext:value-type="float">
            <text:p>112,681830316</text:p>
          </table:table-cell>
          <table:table-cell table:formula="of:=([.D274]-[.E274])^2" office:value-type="float" office:value="13505.1895030315" calcext:value-type="float">
            <text:p>13505,18950303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81669" calcext:value-type="float">
            <text:p>0,0581669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34.452198026" calcext:value-type="float">
            <text:p>234,452198026</text:p>
          </table:table-cell>
          <table:table-cell table:formula="of:=([.D275]-[.E275])^2" office:value-type="float" office:value="56640.2863212468" calcext:value-type="float">
            <text:p>56640,28632124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692509" calcext:value-type="float">
            <text:p>0,0692509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79.802827386" calcext:value-type="float">
            <text:p>279,802827386</text:p>
          </table:table-cell>
          <table:table-cell table:formula="of:=([.D276]-[.E276])^2" office:value-type="float" office:value="80283.1578310926" calcext:value-type="float">
            <text:p>80283,15783109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69481" calcext:value-type="float">
            <text:p>0,069481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80.74429074" calcext:value-type="float">
            <text:p>280,74429074</text:p>
          </table:table-cell>
          <table:table-cell table:formula="of:=([.D277]-[.E277])^2" office:value-type="float" office:value="80783.4474584934" calcext:value-type="float">
            <text:p>80783,447458493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9509" calcext:value-type="float">
            <text:p>0,069509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80.85885386" calcext:value-type="float">
            <text:p>280,85885386</text:p>
          </table:table-cell>
          <table:table-cell table:formula="of:=([.D278]-[.E278])^2" office:value-type="float" office:value="80865.6450515717" calcext:value-type="float">
            <text:p>80865,64505157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695003" calcext:value-type="float">
            <text:p>0,0695003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80.823257462" calcext:value-type="float">
            <text:p>280,823257462</text:p>
          </table:table-cell>
          <table:table-cell table:formula="of:=([.D279]-[.E279])^2" office:value-type="float" office:value="80782.8601874581" calcext:value-type="float">
            <text:p>80782,860187458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695459" calcext:value-type="float">
            <text:p>0,0695459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81.009831686" calcext:value-type="float">
            <text:p>281,009831686</text:p>
          </table:table-cell>
          <table:table-cell table:formula="of:=([.D280]-[.E280])^2" office:value-type="float" office:value="80968.6067125309" calcext:value-type="float">
            <text:p>80968,60671253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694988" calcext:value-type="float">
            <text:p>0,0694988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80.817120152" calcext:value-type="float">
            <text:p>280,817120152</text:p>
          </table:table-cell>
          <table:table-cell table:formula="of:=([.D281]-[.E281])^2" office:value-type="float" office:value="80858.971781139" calcext:value-type="float">
            <text:p>80858,9717811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694718" calcext:value-type="float">
            <text:p>0,0694718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80.706648572" calcext:value-type="float">
            <text:p>280,706648572</text:p>
          </table:table-cell>
          <table:table-cell table:formula="of:=([.D282]-[.E282])^2" office:value-type="float" office:value="80796.1572244141" calcext:value-type="float">
            <text:p>80796,15722441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694859" calcext:value-type="float">
            <text:p>0,0694859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80.764339286" calcext:value-type="float">
            <text:p>280,764339286</text:p>
          </table:table-cell>
          <table:table-cell table:formula="of:=([.D283]-[.E283])^2" office:value-type="float" office:value="80828.957336849" calcext:value-type="float">
            <text:p>80828,95733684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694662" calcext:value-type="float">
            <text:p>0,0694662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80.683735948" calcext:value-type="float">
            <text:p>280,683735948</text:p>
          </table:table-cell>
          <table:table-cell table:formula="of:=([.D284]-[.E284])^2" office:value-type="float" office:value="80783.1320762384" calcext:value-type="float">
            <text:p>80783,13207623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694813" calcext:value-type="float">
            <text:p>0,0694813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80.745518202" calcext:value-type="float">
            <text:p>280,745518202</text:p>
          </table:table-cell>
          <table:table-cell table:formula="of:=([.D285]-[.E285])^2" office:value-type="float" office:value="80778.4607231159" calcext:value-type="float">
            <text:p>80778,46072311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69513" calcext:value-type="float">
            <text:p>0,069513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80.87522002" calcext:value-type="float">
            <text:p>280,87522002</text:p>
          </table:table-cell>
          <table:table-cell table:formula="of:=([.D286]-[.E286])^2" office:value-type="float" office:value="80892.017379025" calcext:value-type="float">
            <text:p>80892,0173790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694889" calcext:value-type="float">
            <text:p>0,0694889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80.776613906" calcext:value-type="float">
            <text:p>280,776613906</text:p>
          </table:table-cell>
          <table:table-cell table:formula="of:=([.D287]-[.E287])^2" office:value-type="float" office:value="80835.9369429734" calcext:value-type="float">
            <text:p>80835,936942973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94789" calcext:value-type="float">
            <text:p>0,0694789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80.735698506" calcext:value-type="float">
            <text:p>280,735698506</text:p>
          </table:table-cell>
          <table:table-cell table:formula="of:=([.D288]-[.E288])^2" office:value-type="float" office:value="80801.3021215729" calcext:value-type="float">
            <text:p>80801,30212157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694943" calcext:value-type="float">
            <text:p>0,0694943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80.798708222" calcext:value-type="float">
            <text:p>280,798708222</text:p>
          </table:table-cell>
          <table:table-cell table:formula="of:=([.D289]-[.E289])^2" office:value-type="float" office:value="69089.4457575332" calcext:value-type="float">
            <text:p>69089,44575753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792798" calcext:value-type="float">
            <text:p>0,0792798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320.836472892" calcext:value-type="float">
            <text:p>320,836472892</text:p>
          </table:table-cell>
          <table:table-cell table:formula="of:=([.D290]-[.E290])^2" office:value-type="float" office:value="18778.9509721012" calcext:value-type="float">
            <text:p>18778,95097210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58263" calcext:value-type="float">
            <text:p>0,158263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643.99939502" calcext:value-type="float">
            <text:p>643,99939502</text:p>
          </table:table-cell>
          <table:table-cell table:formula="of:=([.D291]-[.E291])^2" office:value-type="float" office:value="48136.6449659178" calcext:value-type="float">
            <text:p>48136,64496591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79159" calcext:value-type="float">
            <text:p>0,379159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547.80421486" calcext:value-type="float">
            <text:p>1547,80421486</text:p>
          </table:table-cell>
          <table:table-cell table:formula="of:=([.D292]-[.E292])^2" office:value-type="float" office:value="667821.207707266" calcext:value-type="float">
            <text:p>667821,2077072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51006" calcext:value-type="float">
            <text:p>0,351006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432.61508924" calcext:value-type="float">
            <text:p>1432,61508924</text:p>
          </table:table-cell>
          <table:table-cell table:formula="of:=([.D293]-[.E293])^2" office:value-type="float" office:value="659853.86222298" calcext:value-type="float">
            <text:p>659853,862222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86786" calcext:value-type="float">
            <text:p>0,286786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169.85639044" calcext:value-type="float">
            <text:p>1169,85639044</text:p>
          </table:table-cell>
          <table:table-cell table:formula="of:=([.D294]-[.E294])^2" office:value-type="float" office:value="687477.116028528" calcext:value-type="float">
            <text:p>687477,11602852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51422" calcext:value-type="float">
            <text:p>0,551422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252.62516988" calcext:value-type="float">
            <text:p>2252,62516988</text:p>
          </table:table-cell>
          <table:table-cell table:formula="of:=([.D295]-[.E295])^2" office:value-type="float" office:value="2083336.17495399" calcext:value-type="float">
            <text:p>2083336,174953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01633" calcext:value-type="float">
            <text:p>0,601633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458.06548482" calcext:value-type="float">
            <text:p>2458,06548482</text:p>
          </table:table-cell>
          <table:table-cell table:formula="of:=([.D296]-[.E296])^2" office:value-type="float" office:value="1361739.2751679" calcext:value-type="float">
            <text:p>1361739,27516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69.237645540089" calcext:value-type="float">
            <text:p>669,237645540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8:46:42.045439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5T18:47:33.276458823</dc:date>
    <meta:editing-duration>PT42M16S</meta:editing-duration>
    <meta:editing-cycles>19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323cm" svg:y="1.474cm" svg:width="10.134cm" svg:height="6.01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81.078978712">
                <text:p>281.078978712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58.958578534">
                <text:p>358.958578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777.99733002">
                <text:p>777.99733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774.3773339">
                <text:p>1774.3773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35.9411989">
                <text:p>2335.9411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64.75914014">
                <text:p>2764.75914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477.8358061">
                <text:p>2477.8358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682.78513624">
                <text:p>2682.78513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746.51087174">
                <text:p>2746.51087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396.68420174">
                <text:p>2396.68420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27.58934898">
                <text:p>1327.58934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18.39985426">
                <text:p>1018.39985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20.97435779">
                <text:p>320.97435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66.98311258">
                <text:p>166.98311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47.521395094">
                <text:p>247.521395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11.88848071">
                <text:p>111.888480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2.594680514">
                <text:p>112.594680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19.91331979">
                <text:p>219.91331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80.006176924">
                <text:p>280.006176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81.30278595">
                <text:p>281.30278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2.741780568">
                <text:p>282.741780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1.711530796">
                <text:p>281.711530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81.568326896">
                <text:p>281.568326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82.197605748">
                <text:p>282.197605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80.84453347">
                <text:p>280.84453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321.095467374">
                <text:p>321.095467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819.7801365">
                <text:p>819.7801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674.45374402">
                <text:p>1674.45374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89.05225462">
                <text:p>1989.05225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31.15420122">
                <text:p>2031.15420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588.33910164">
                <text:p>1588.33910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360.58863586">
                <text:p>2360.58863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837.62946754">
                <text:p>2837.62946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05.94346088">
                <text:p>2105.94346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631.34527858">
                <text:p>1631.34527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34.81245446">
                <text:p>834.81245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27.575648426">
                <text:p>327.575648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75.441245746">
                <text:p>275.441245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75.058585078">
                <text:p>175.058585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61.457896964">
                <text:p>161.4578969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28.062030854">
                <text:p>228.062030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49.281575602">
                <text:p>249.281575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69.395177088">
                <text:p>269.395177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98.684875332">
                <text:p>298.684875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47.573357652">
                <text:p>247.5733576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79.666579104">
                <text:p>279.666579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1.490178482">
                <text:p>281.490178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81.670615396">
                <text:p>281.670615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80.884221408">
                <text:p>280.884221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80.755337898">
                <text:p>280.755337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80.666960634">
                <text:p>280.666960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80.601905148">
                <text:p>280.601905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52.966518204">
                <text:p>352.966518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737.40107014">
                <text:p>737.40107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753.87053542">
                <text:p>1753.870535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70.20375486">
                <text:p>2370.203754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822.6707973">
                <text:p>2822.6707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079.60314314">
                <text:p>3079.60314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755.35268968">
                <text:p>2755.35268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2993.40666996">
                <text:p>2993.40666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425.59502338">
                <text:p>2425.59502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731.41207236">
                <text:p>1731.41207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50.14202158">
                <text:p>1050.14202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275.907272152">
                <text:p>275.907272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71.118841212">
                <text:p>171.118841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77.055256598">
                <text:p>177.0552565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12.783300508">
                <text:p>112.783300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96.082043382">
                <text:p>96.082043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79.486551344">
                <text:p>279.486551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80.801163146">
                <text:p>280.801163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41.90463066">
                <text:p>341.904630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879.02972724">
                <text:p>879.02972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247.05556716">
                <text:p>1247.055567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600.74874246">
                <text:p>1600.74874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91.65457818">
                <text:p>1691.65457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181.3219023">
                <text:p>2181.3219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400.57934782">
                <text:p>2400.57934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780.63329856">
                <text:p>1780.63329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871.55959198">
                <text:p>1871.55959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1005.92884034">
                <text:p>1005.92884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016.59957666">
                <text:p>1016.59957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27.93324658">
                <text:p>727.93324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85.239767416">
                <text:p>385.239767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91.37615743">
                <text:p>291.376157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38.766216124">
                <text:p>138.766216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36.588698536">
                <text:p>136.588698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09.280634792">
                <text:p>209.2806347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79.275837034">
                <text:p>279.275837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81.041745698">
                <text:p>281.0417456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81.557279738">
                <text:p>281.557279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80.918999498">
                <text:p>280.9189994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85.048999974">
                <text:p>285.048999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81.88787617">
                <text:p>281.887876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80.270081254">
                <text:p>280.2700812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320.492783532">
                <text:p>320.492783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866.1782001">
                <text:p>866.1782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1054.7981941">
                <text:p>1054.79819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1032.25790024">
                <text:p>1032.25790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90.35745588">
                <text:p>1990.35745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665.11786652">
                <text:p>2665.117866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16.92617102">
                <text:p>3116.92617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2958.92317084">
                <text:p>2958.923170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767.42479066">
                <text:p>767.424790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897.9899236">
                <text:p>897.98992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377.343095216">
                <text:p>377.3430952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262.591355222">
                <text:p>262.5913552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41.19812338">
                <text:p>441.198123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78.775749168">
                <text:p>178.7757491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29.998556736">
                <text:p>229.9985567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37.549392128">
                <text:p>137.549392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23.335074692">
                <text:p>223.3350746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81.097390642">
                <text:p>281.0973906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82.369859582">
                <text:p>282.3698595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84.688126146">
                <text:p>284.688126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82.498743092">
                <text:p>282.498743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81.22709246">
                <text:p>281.22709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80.432924546">
                <text:p>280.4329245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80.308950884">
                <text:p>280.30895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321.907638064">
                <text:p>321.9076380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88.91090046">
                <text:p>588.910900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661.32399216">
                <text:p>1661.32399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93.61012606">
                <text:p>2293.61012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828.75491728">
                <text:p>2828.754917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607.60718028">
                <text:p>2607.607180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825.21573518">
                <text:p>2825.215735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715.74658248">
                <text:p>2715.746582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73.69925916">
                <text:p>2473.69925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66.60882858">
                <text:p>1866.60882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48.2517301">
                <text:p>1048.25173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356.471331368">
                <text:p>356.471331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81.907823038">
                <text:p>181.9078230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841.59213624">
                <text:p>841.592136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39.432217158">
                <text:p>39.4322171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177.193141496">
                <text:p>177.193141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498.02653922">
                <text:p>1498.02653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191.582269368">
                <text:p>191.582269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90.978970574">
                <text:p>390.9789705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1027.7940301">
                <text:p>1027.7940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-3.423387427614">
                <text:p>-3.4233874276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94.08005286">
                <text:p>94.080052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692.89840634">
                <text:p>1692.898406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474.4746182">
                <text:p>474.4746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101.986953094">
                <text:p>-101.986953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030.69084042">
                <text:p>1030.690840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128.906422216">
                <text:p>-128.906422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350.0979273">
                <text:p>2350.0979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188.62531341">
                <text:p>188.62531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592.3109702">
                <text:p>592.3109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215.163860158">
                <text:p>215.1638601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111.21951392">
                <text:p>111.219513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608.02350058">
                <text:p>1608.02350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158.205122664">
                <text:p>158.205122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719.34202936">
                <text:p>1719.342029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542.35019204">
                <text:p>1542.35019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784.10599924">
                <text:p>784.105999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71.869638802">
                <text:p>171.8696388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105.494221998">
                <text:p>105.494221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108.21427779">
                <text:p>108.214277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39.921768698">
                <text:p>239.9217686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79.63139186">
                <text:p>279.631391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54.115422636">
                <text:p>354.1154226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718.1053675">
                <text:p>718.10536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730.30735656">
                <text:p>1730.30735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67.3437684">
                <text:p>2367.3437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790.35990592">
                <text:p>2790.35990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2908.50721496">
                <text:p>2908.507214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2931.2807266">
                <text:p>2931.28072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32.63103892">
                <text:p>2632.631038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432.1128466">
                <text:p>2432.11284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53.610006">
                <text:p>1853.610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31.66871848">
                <text:p>1031.66871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367.602365938">
                <text:p>367.6023659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201.878629778">
                <text:p>201.8786297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62.662037186">
                <text:p>162.662037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104.46847292">
                <text:p>104.468472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108.014610638">
                <text:p>108.0146106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42.859494418">
                <text:p>242.859494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79.732452898">
                <text:p>279.7324528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0.89363195">
                <text:p>280.89363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81.540504424">
                <text:p>281.5405044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80.91613542">
                <text:p>280.916135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80.706648572">
                <text:p>280.706648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315.052671948">
                <text:p>315.0526719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655.84031178">
                <text:p>655.840311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484.2257748">
                <text:p>1484.22577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177.15262304">
                <text:p>2177.15262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816.70942352">
                <text:p>2816.70942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047.09585784">
                <text:p>3047.095857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070.8022406">
                <text:p>3070.80224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877.15374394">
                <text:p>2877.153743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428.34044672">
                <text:p>2428.340446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766.7466118">
                <text:p>1766.74661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017.912961">
                <text:p>1017.9129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299.572739512">
                <text:p>299.572739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97.949523916">
                <text:p>197.9495239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73.051684708">
                <text:p>173.0516847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103.60720375">
                <text:p>103.60720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111.067717786">
                <text:p>111.0677177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42.624640022">
                <text:p>242.6246400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80.481613872">
                <text:p>280.4816138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81.179221442">
                <text:p>281.1792214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79.908389118">
                <text:p>279.9083891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80.819575076">
                <text:p>280.8195750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80.763520978">
                <text:p>280.7635209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80.7401992">
                <text:p>280.74019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80.754928744">
                <text:p>280.7549287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315.524835664">
                <text:p>315.5248356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714.18976372">
                <text:p>714.189763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393.00898204">
                <text:p>1393.008982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118.4963056">
                <text:p>2118.4963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351.5913394">
                <text:p>2351.59133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26.09961194">
                <text:p>2526.099611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154.31466354">
                <text:p>3154.314663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862.83744548">
                <text:p>2862.837445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30.517146">
                <text:p>2430.5171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47.70591378">
                <text:p>1847.705913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1000.94125308">
                <text:p>1000.94125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282.390726436">
                <text:p>282.3907264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206.856806496">
                <text:p>206.8568064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239.837892128">
                <text:p>239.8378921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09.012537244">
                <text:p>109.012537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101.759464286">
                <text:p>101.7594642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70.430745862">
                <text:p>270.4307458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36.64976416">
                <text:p>236.649764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79.982036838">
                <text:p>279.9820368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80.801981454">
                <text:p>280.801981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80.72997035">
                <text:p>280.729970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80.77088575">
                <text:p>280.770885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80.688236642">
                <text:p>280.6882366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320.915848768">
                <text:p>320.9158487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600.62907102">
                <text:p>600.629071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703.60596652">
                <text:p>1703.605966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76.05056552">
                <text:p>2376.050565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58.23855452">
                <text:p>2858.23855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2985.20313226">
                <text:p>2985.203132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2959.95014738">
                <text:p>2959.950147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70.74506316">
                <text:p>2770.745063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87.28184282">
                <text:p>2387.28184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749.14889826">
                <text:p>1749.148898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78.24138916">
                <text:p>978.241389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02.635666356">
                <text:p>302.6356663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81.140250134">
                <text:p>181.1402501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189.513995898">
                <text:p>189.5139958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65.2277378">
                <text:p>465.22773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284.01444798">
                <text:p>1284.014447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287.19868288">
                <text:p>2287.198682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763.01205256">
                <text:p>2763.012052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539.36745938">
                <text:p>1539.367459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72.0794258">
                <text:p>1272.07942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584.35905">
                <text:p>2584.359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068.0271597">
                <text:p>2068.02715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63.7310427">
                <text:p>2063.73104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223.08732584">
                <text:p>1223.087325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388.779767824">
                <text:p>388.779767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229.902405546">
                <text:p>229.9024055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75.047947074">
                <text:p>175.0479470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110.846365472">
                <text:p>110.846365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12.681830316">
                <text:p>112.6818303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34.452198026">
                <text:p>234.452198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79.802827386">
                <text:p>279.8028273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80.74429074">
                <text:p>280.744290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80.85885386">
                <text:p>280.858853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80.823257462">
                <text:p>280.8232574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81.009831686">
                <text:p>281.0098316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80.817120152">
                <text:p>280.8171201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80.706648572">
                <text:p>280.7066485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80.764339286">
                <text:p>280.7643392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80.683735948">
                <text:p>280.6837359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80.745518202">
                <text:p>280.7455182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80.87522002">
                <text:p>280.875220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80.776613906">
                <text:p>280.7766139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80.735698506">
                <text:p>280.7356985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80.798708222">
                <text:p>280.7987082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320.836472892">
                <text:p>320.8364728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643.99939502">
                <text:p>643.999395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547.80421486">
                <text:p>1547.804214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432.61508924">
                <text:p>1432.615089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169.85639044">
                <text:p>1169.856390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252.62516988">
                <text:p>2252.625169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458.06548482">
                <text:p>2458.06548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